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mm" svg:height="89.88mm" svg:x="181.94mm" svg:y="18.71mm">
            <loext:p draw:notify-on-update-of-ranges="Sheet1.A2:Sheet1.A102 Sheet1.B1:Sheet1.B1 Sheet1.B2:Sheet1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harmonic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]+[.D2]+[.E2]" office:value-type="float" office:value="-0.0226798032992519" calcext:value-type="float">
            <text:p>-0.022679803299252</text:p>
          </table:table-cell>
          <table:table-cell table:formula="of:=SIN(2*PI()*[.A2])" office:value-type="float" office:value="0" calcext:value-type="float">
            <text:p>0</text:p>
          </table:table-cell>
          <table:table-cell table:formula="of:=0.2*SIN(2*PI()*6*[.A2])" office:value-type="float" office:value="0" calcext:value-type="float">
            <text:p>0</text:p>
          </table:table-cell>
          <table:table-cell table:formula="of:=0.075-0.15*RAND()" office:value-type="float" office:value="-0.0226798032992519" calcext:value-type="float">
            <text:p>-0.022679803299252</text:p>
          </table:table-cell>
        </table:table-row>
        <table:table-row table:style-name="ro1">
          <table:table-cell table:formula="of:=[.A2]+0.01" office:value-type="float" office:value="0.01" calcext:value-type="float">
            <text:p>0.01</text:p>
          </table:table-cell>
          <table:table-cell table:formula="of:=[.C3]+[.D3]+[.E3]" office:value-type="float" office:value="0.136364166521075" calcext:value-type="float">
            <text:p>0.136364166521075</text:p>
          </table:table-cell>
          <table:table-cell table:formula="of:=SIN(2*PI()*[.A3])" office:value-type="float" office:value="0.0627905195293134" calcext:value-type="float">
            <text:p>0.062790519529313</text:p>
          </table:table-cell>
          <table:table-cell table:formula="of:=0.2*SIN(2*PI()*6*[.A3])" office:value-type="float" office:value="0.0736249105369356" calcext:value-type="float">
            <text:p>0.073624910536936</text:p>
          </table:table-cell>
          <table:table-cell table:formula="of:=0.075-0.15*RAND()" office:value-type="float" office:value="-0.0000512635451741517" calcext:value-type="float">
            <text:p>-5.12635451741517E-05</text:p>
          </table:table-cell>
        </table:table-row>
        <table:table-row table:style-name="ro1">
          <table:table-cell table:formula="of:=[.A3]+0.01" office:value-type="float" office:value="0.02" calcext:value-type="float">
            <text:p>0.02</text:p>
          </table:table-cell>
          <table:table-cell table:formula="of:=[.C4]+[.D4]+[.E4]" office:value-type="float" office:value="0.205794121375692" calcext:value-type="float">
            <text:p>0.205794121375692</text:p>
          </table:table-cell>
          <table:table-cell table:formula="of:=SIN(2*PI()*[.A4])" office:value-type="float" office:value="0.125333233564304" calcext:value-type="float">
            <text:p>0.125333233564304</text:p>
          </table:table-cell>
          <table:table-cell table:formula="of:=0.2*SIN(2*PI()*6*[.A4])" office:value-type="float" office:value="0.136909421185738" calcext:value-type="float">
            <text:p>0.136909421185738</text:p>
          </table:table-cell>
          <table:table-cell table:formula="of:=0.075-0.15*RAND()" office:value-type="float" office:value="-0.0564485333743505" calcext:value-type="float">
            <text:p>-0.056448533374351</text:p>
          </table:table-cell>
        </table:table-row>
        <table:table-row table:style-name="ro1">
          <table:table-cell table:formula="of:=[.A4]+0.01" office:value-type="float" office:value="0.03" calcext:value-type="float">
            <text:p>0.03</text:p>
          </table:table-cell>
          <table:table-cell table:formula="of:=[.C5]+[.D5]+[.E5]" office:value-type="float" office:value="0.437805869908235" calcext:value-type="float">
            <text:p>0.437805869908235</text:p>
          </table:table-cell>
          <table:table-cell table:formula="of:=SIN(2*PI()*[.A5])" office:value-type="float" office:value="0.187381314585725" calcext:value-type="float">
            <text:p>0.187381314585725</text:p>
          </table:table-cell>
          <table:table-cell table:formula="of:=0.2*SIN(2*PI()*6*[.A5])" office:value-type="float" office:value="0.180965410493204" calcext:value-type="float">
            <text:p>0.180965410493204</text:p>
          </table:table-cell>
          <table:table-cell table:formula="of:=0.075-0.15*RAND()" office:value-type="float" office:value="0.0694591448293068" calcext:value-type="float">
            <text:p>0.069459144829307</text:p>
          </table:table-cell>
        </table:table-row>
        <table:table-row table:style-name="ro1">
          <table:table-cell table:formula="of:=[.A5]+0.01" office:value-type="float" office:value="0.04" calcext:value-type="float">
            <text:p>0.04</text:p>
          </table:table-cell>
          <table:table-cell table:formula="of:=[.C6]+[.D6]+[.E6]" office:value-type="float" office:value="0.374291587131014" calcext:value-type="float">
            <text:p>0.374291587131014</text:p>
          </table:table-cell>
          <table:table-cell table:formula="of:=SIN(2*PI()*[.A6])" office:value-type="float" office:value="0.248689887164855" calcext:value-type="float">
            <text:p>0.248689887164855</text:p>
          </table:table-cell>
          <table:table-cell table:formula="of:=0.2*SIN(2*PI()*6*[.A6])" office:value-type="float" office:value="0.199605345685654" calcext:value-type="float">
            <text:p>0.199605345685654</text:p>
          </table:table-cell>
          <table:table-cell table:formula="of:=0.075-0.15*RAND()" office:value-type="float" office:value="-0.0740036457194947" calcext:value-type="float">
            <text:p>-0.074003645719495</text:p>
          </table:table-cell>
        </table:table-row>
        <table:table-row table:style-name="ro1">
          <table:table-cell table:formula="of:=[.A6]+0.01" office:value-type="float" office:value="0.05" calcext:value-type="float">
            <text:p>0.05</text:p>
          </table:table-cell>
          <table:table-cell table:formula="of:=[.C7]+[.D7]+[.E7]" office:value-type="float" office:value="0.48155914565448" calcext:value-type="float">
            <text:p>0.48155914565448</text:p>
          </table:table-cell>
          <table:table-cell table:formula="of:=SIN(2*PI()*[.A7])" office:value-type="float" office:value="0.309016994374947" calcext:value-type="float">
            <text:p>0.309016994374947</text:p>
          </table:table-cell>
          <table:table-cell table:formula="of:=0.2*SIN(2*PI()*6*[.A7])" office:value-type="float" office:value="0.190211303259031" calcext:value-type="float">
            <text:p>0.190211303259031</text:p>
          </table:table-cell>
          <table:table-cell table:formula="of:=0.075-0.15*RAND()" office:value-type="float" office:value="-0.0176691519794986" calcext:value-type="float">
            <text:p>-0.017669151979499</text:p>
          </table:table-cell>
        </table:table-row>
        <table:table-row table:style-name="ro1">
          <table:table-cell table:formula="of:=[.A7]+0.01" office:value-type="float" office:value="0.06" calcext:value-type="float">
            <text:p>0.06</text:p>
          </table:table-cell>
          <table:table-cell table:formula="of:=[.C8]+[.D8]+[.E8]" office:value-type="float" office:value="0.518253425743129" calcext:value-type="float">
            <text:p>0.518253425743129</text:p>
          </table:table-cell>
          <table:table-cell table:formula="of:=SIN(2*PI()*[.A8])" office:value-type="float" office:value="0.368124552684678" calcext:value-type="float">
            <text:p>0.368124552684678</text:p>
          </table:table-cell>
          <table:table-cell table:formula="of:=0.2*SIN(2*PI()*6*[.A8])" office:value-type="float" office:value="0.154102648555158" calcext:value-type="float">
            <text:p>0.154102648555158</text:p>
          </table:table-cell>
          <table:table-cell table:formula="of:=0.075-0.15*RAND()" office:value-type="float" office:value="-0.00397377549670637" calcext:value-type="float">
            <text:p>-0.003973775496706</text:p>
          </table:table-cell>
        </table:table-row>
        <table:table-row table:style-name="ro1">
          <table:table-cell table:formula="of:=[.A8]+0.01" office:value-type="float" office:value="0.07" calcext:value-type="float">
            <text:p>0.07</text:p>
          </table:table-cell>
          <table:table-cell table:formula="of:=[.C9]+[.D9]+[.E9]" office:value-type="float" office:value="0.458523966077477" calcext:value-type="float">
            <text:p>0.458523966077477</text:p>
          </table:table-cell>
          <table:table-cell table:formula="of:=SIN(2*PI()*[.A9])" office:value-type="float" office:value="0.425779291565073" calcext:value-type="float">
            <text:p>0.425779291565073</text:p>
          </table:table-cell>
          <table:table-cell table:formula="of:=0.2*SIN(2*PI()*6*[.A9])" office:value-type="float" office:value="0.096350734820343" calcext:value-type="float">
            <text:p>0.096350734820343</text:p>
          </table:table-cell>
          <table:table-cell table:formula="of:=0.075-0.15*RAND()" office:value-type="float" office:value="-0.0636060603079386" calcext:value-type="float">
            <text:p>-0.063606060307939</text:p>
          </table:table-cell>
        </table:table-row>
        <table:table-row table:style-name="ro1">
          <table:table-cell table:formula="of:=[.A9]+0.01" office:value-type="float" office:value="0.08" calcext:value-type="float">
            <text:p>0.08</text:p>
          </table:table-cell>
          <table:table-cell table:formula="of:=[.C10]+[.D10]+[.E10]" office:value-type="float" office:value="0.479475469490707" calcext:value-type="float">
            <text:p>0.479475469490707</text:p>
          </table:table-cell>
          <table:table-cell table:formula="of:=SIN(2*PI()*[.A10])" office:value-type="float" office:value="0.481753674101715" calcext:value-type="float">
            <text:p>0.481753674101715</text:p>
          </table:table-cell>
          <table:table-cell table:formula="of:=0.2*SIN(2*PI()*6*[.A10])" office:value-type="float" office:value="0.0250666467128608" calcext:value-type="float">
            <text:p>0.025066646712861</text:p>
          </table:table-cell>
          <table:table-cell table:formula="of:=0.075-0.15*RAND()" office:value-type="float" office:value="-0.0273448513238691" calcext:value-type="float">
            <text:p>-0.027344851323869</text:p>
          </table:table-cell>
        </table:table-row>
        <table:table-row table:style-name="ro1">
          <table:table-cell table:formula="of:=[.A10]+0.01" office:value-type="float" office:value="0.09" calcext:value-type="float">
            <text:p>0.09</text:p>
          </table:table-cell>
          <table:table-cell table:formula="of:=[.C11]+[.D11]+[.E11]" office:value-type="float" office:value="0.438972054575917" calcext:value-type="float">
            <text:p>0.438972054575917</text:p>
          </table:table-cell>
          <table:table-cell table:formula="of:=SIN(2*PI()*[.A11])" office:value-type="float" office:value="0.535826794978997" calcext:value-type="float">
            <text:p>0.535826794978997</text:p>
          </table:table-cell>
          <table:table-cell table:formula="of:=0.2*SIN(2*PI()*6*[.A11])" office:value-type="float" office:value="-0.0497379774329709" calcext:value-type="float">
            <text:p>-0.049737977432971</text:p>
          </table:table-cell>
          <table:table-cell table:formula="of:=0.075-0.15*RAND()" office:value-type="float" office:value="-0.0471167629701085" calcext:value-type="float">
            <text:p>-0.047116762970109</text:p>
          </table:table-cell>
        </table:table-row>
        <table:table-row table:style-name="ro1">
          <table:table-cell table:formula="of:=[.A11]+0.01" office:value-type="float" office:value="0.1" calcext:value-type="float">
            <text:p>0.1</text:p>
          </table:table-cell>
          <table:table-cell table:formula="of:=[.C12]+[.D12]+[.E12]" office:value-type="float" office:value="0.440316838266753" calcext:value-type="float">
            <text:p>0.440316838266753</text:p>
          </table:table-cell>
          <table:table-cell table:formula="of:=SIN(2*PI()*[.A12])" office:value-type="float" office:value="0.587785252292473" calcext:value-type="float">
            <text:p>0.587785252292473</text:p>
          </table:table-cell>
          <table:table-cell table:formula="of:=0.2*SIN(2*PI()*6*[.A12])" office:value-type="float" office:value="-0.117557050458495" calcext:value-type="float">
            <text:p>-0.117557050458495</text:p>
          </table:table-cell>
          <table:table-cell table:formula="of:=0.075-0.15*RAND()" office:value-type="float" office:value="-0.0299113635672256" calcext:value-type="float">
            <text:p>-0.029911363567226</text:p>
          </table:table-cell>
        </table:table-row>
        <table:table-row table:style-name="ro1">
          <table:table-cell table:formula="of:=[.A12]+0.01" office:value-type="float" office:value="0.11" calcext:value-type="float">
            <text:p>0.11</text:p>
          </table:table-cell>
          <table:table-cell table:formula="of:=[.C13]+[.D13]+[.E13]" office:value-type="float" office:value="0.433617753821967" calcext:value-type="float">
            <text:p>0.433617753821967</text:p>
          </table:table-cell>
          <table:table-cell table:formula="of:=SIN(2*PI()*[.A13])" office:value-type="float" office:value="0.63742398974869" calcext:value-type="float">
            <text:p>0.63742398974869</text:p>
          </table:table-cell>
          <table:table-cell table:formula="of:=0.2*SIN(2*PI()*6*[.A13])" office:value-type="float" office:value="-0.168865585100403" calcext:value-type="float">
            <text:p>-0.168865585100403</text:p>
          </table:table-cell>
          <table:table-cell table:formula="of:=0.075-0.15*RAND()" office:value-type="float" office:value="-0.0349406508263201" calcext:value-type="float">
            <text:p>-0.03494065082632</text:p>
          </table:table-cell>
        </table:table-row>
        <table:table-row table:style-name="ro1">
          <table:table-cell table:formula="of:=[.A13]+0.01" office:value-type="float" office:value="0.12" calcext:value-type="float">
            <text:p>0.12</text:p>
          </table:table-cell>
          <table:table-cell table:formula="of:=[.C14]+[.D14]+[.E14]" office:value-type="float" office:value="0.417738856911583" calcext:value-type="float">
            <text:p>0.417738856911583</text:p>
          </table:table-cell>
          <table:table-cell table:formula="of:=SIN(2*PI()*[.A14])" office:value-type="float" office:value="0.684547105928688" calcext:value-type="float">
            <text:p>0.684547105928688</text:p>
          </table:table-cell>
          <table:table-cell table:formula="of:=0.2*SIN(2*PI()*6*[.A14])" office:value-type="float" office:value="-0.196457450145738" calcext:value-type="float">
            <text:p>-0.196457450145738</text:p>
          </table:table-cell>
          <table:table-cell table:formula="of:=0.075-0.15*RAND()" office:value-type="float" office:value="-0.0703507988713682" calcext:value-type="float">
            <text:p>-0.070350798871368</text:p>
          </table:table-cell>
        </table:table-row>
        <table:table-row table:style-name="ro1">
          <table:table-cell table:formula="of:=[.A14]+0.01" office:value-type="float" office:value="0.13" calcext:value-type="float">
            <text:p>0.13</text:p>
          </table:table-cell>
          <table:table-cell table:formula="of:=[.C15]+[.D15]+[.E15]" office:value-type="float" office:value="0.464712850645528" calcext:value-type="float">
            <text:p>0.464712850645528</text:p>
          </table:table-cell>
          <table:table-cell table:formula="of:=SIN(2*PI()*[.A15])" office:value-type="float" office:value="0.728968627421411" calcext:value-type="float">
            <text:p>0.728968627421411</text:p>
          </table:table-cell>
          <table:table-cell table:formula="of:=0.2*SIN(2*PI()*6*[.A15])" office:value-type="float" office:value="-0.196457450145738" calcext:value-type="float">
            <text:p>-0.196457450145738</text:p>
          </table:table-cell>
          <table:table-cell table:formula="of:=0.075-0.15*RAND()" office:value-type="float" office:value="-0.0677983266301453" calcext:value-type="float">
            <text:p>-0.067798326630145</text:p>
          </table:table-cell>
        </table:table-row>
        <table:table-row table:style-name="ro1">
          <table:table-cell table:formula="of:=[.A15]+0.01" office:value-type="float" office:value="0.14" calcext:value-type="float">
            <text:p>0.14</text:p>
          </table:table-cell>
          <table:table-cell table:formula="of:=[.C16]+[.D16]+[.E16]" office:value-type="float" office:value="0.667932097970225" calcext:value-type="float">
            <text:p>0.667932097970225</text:p>
          </table:table-cell>
          <table:table-cell table:formula="of:=SIN(2*PI()*[.A16])" office:value-type="float" office:value="0.770513242775789" calcext:value-type="float">
            <text:p>0.770513242775789</text:p>
          </table:table-cell>
          <table:table-cell table:formula="of:=0.2*SIN(2*PI()*6*[.A16])" office:value-type="float" office:value="-0.168865585100403" calcext:value-type="float">
            <text:p>-0.168865585100403</text:p>
          </table:table-cell>
          <table:table-cell table:formula="of:=0.075-0.15*RAND()" office:value-type="float" office:value="0.0662844402948394" calcext:value-type="float">
            <text:p>0.06628444029484</text:p>
          </table:table-cell>
        </table:table-row>
        <table:table-row table:style-name="ro1">
          <table:table-cell table:formula="of:=[.A16]+0.01" office:value-type="float" office:value="0.15" calcext:value-type="float">
            <text:p>0.15</text:p>
          </table:table-cell>
          <table:table-cell table:formula="of:=[.C17]+[.D17]+[.E17]" office:value-type="float" office:value="0.628633046118812" calcext:value-type="float">
            <text:p>0.628633046118812</text:p>
          </table:table-cell>
          <table:table-cell table:formula="of:=SIN(2*PI()*[.A17])" office:value-type="float" office:value="0.809016994374947" calcext:value-type="float">
            <text:p>0.809016994374947</text:p>
          </table:table-cell>
          <table:table-cell table:formula="of:=0.2*SIN(2*PI()*6*[.A17])" office:value-type="float" office:value="-0.117557050458495" calcext:value-type="float">
            <text:p>-0.117557050458495</text:p>
          </table:table-cell>
          <table:table-cell table:formula="of:=0.075-0.15*RAND()" office:value-type="float" office:value="-0.0628268977976404" calcext:value-type="float">
            <text:p>-0.06282689779764</text:p>
          </table:table-cell>
        </table:table-row>
        <table:table-row table:style-name="ro1">
          <table:table-cell table:formula="of:=[.A17]+0.01" office:value-type="float" office:value="0.16" calcext:value-type="float">
            <text:p>0.16</text:p>
          </table:table-cell>
          <table:table-cell table:formula="of:=[.C18]+[.D18]+[.E18]" office:value-type="float" office:value="0.738996207117309" calcext:value-type="float">
            <text:p>0.738996207117309</text:p>
          </table:table-cell>
          <table:table-cell table:formula="of:=SIN(2*PI()*[.A18])" office:value-type="float" office:value="0.844327925502015" calcext:value-type="float">
            <text:p>0.844327925502015</text:p>
          </table:table-cell>
          <table:table-cell table:formula="of:=0.2*SIN(2*PI()*6*[.A18])" office:value-type="float" office:value="-0.0497379774329709" calcext:value-type="float">
            <text:p>-0.049737977432971</text:p>
          </table:table-cell>
          <table:table-cell table:formula="of:=0.075-0.15*RAND()" office:value-type="float" office:value="-0.0555937409517355" calcext:value-type="float">
            <text:p>-0.055593740951736</text:p>
          </table:table-cell>
        </table:table-row>
        <table:table-row table:style-name="ro1">
          <table:table-cell table:formula="of:=[.A18]+0.01" office:value-type="float" office:value="0.17" calcext:value-type="float">
            <text:p>0.17</text:p>
          </table:table-cell>
          <table:table-cell table:formula="of:=[.C19]+[.D19]+[.E19]" office:value-type="float" office:value="0.833425783041598" calcext:value-type="float">
            <text:p>0.833425783041598</text:p>
          </table:table-cell>
          <table:table-cell table:formula="of:=SIN(2*PI()*[.A19])" office:value-type="float" office:value="0.876306680043864" calcext:value-type="float">
            <text:p>0.876306680043864</text:p>
          </table:table-cell>
          <table:table-cell table:formula="of:=0.2*SIN(2*PI()*6*[.A19])" office:value-type="float" office:value="0.0250666467128608" calcext:value-type="float">
            <text:p>0.025066646712861</text:p>
          </table:table-cell>
          <table:table-cell table:formula="of:=0.075-0.15*RAND()" office:value-type="float" office:value="-0.0679475437151268" calcext:value-type="float">
            <text:p>-0.067947543715127</text:p>
          </table:table-cell>
        </table:table-row>
        <table:table-row table:style-name="ro1">
          <table:table-cell table:formula="of:=[.A19]+0.01" office:value-type="float" office:value="0.18" calcext:value-type="float">
            <text:p>0.18</text:p>
          </table:table-cell>
          <table:table-cell table:formula="of:=[.C20]+[.D20]+[.E20]" office:value-type="float" office:value="1.06309886562558" calcext:value-type="float">
            <text:p>1.06309886562558</text:p>
          </table:table-cell>
          <table:table-cell table:formula="of:=SIN(2*PI()*[.A20])" office:value-type="float" office:value="0.90482705246602" calcext:value-type="float">
            <text:p>0.90482705246602</text:p>
          </table:table-cell>
          <table:table-cell table:formula="of:=0.2*SIN(2*PI()*6*[.A20])" office:value-type="float" office:value="0.0963507348203431" calcext:value-type="float">
            <text:p>0.096350734820343</text:p>
          </table:table-cell>
          <table:table-cell table:formula="of:=0.075-0.15*RAND()" office:value-type="float" office:value="0.0619210783392191" calcext:value-type="float">
            <text:p>0.061921078339219</text:p>
          </table:table-cell>
        </table:table-row>
        <table:table-row table:style-name="ro1">
          <table:table-cell table:formula="of:=[.A20]+0.01" office:value-type="float" office:value="0.19" calcext:value-type="float">
            <text:p>0.19</text:p>
          </table:table-cell>
          <table:table-cell table:formula="of:=[.C21]+[.D21]+[.E21]" office:value-type="float" office:value="1.04051877621124" calcext:value-type="float">
            <text:p>1.04051877621124</text:p>
          </table:table-cell>
          <table:table-cell table:formula="of:=SIN(2*PI()*[.A21])" office:value-type="float" office:value="0.929776485888251" calcext:value-type="float">
            <text:p>0.929776485888251</text:p>
          </table:table-cell>
          <table:table-cell table:formula="of:=0.2*SIN(2*PI()*6*[.A21])" office:value-type="float" office:value="0.154102648555158" calcext:value-type="float">
            <text:p>0.154102648555158</text:p>
          </table:table-cell>
          <table:table-cell table:formula="of:=0.075-0.15*RAND()" office:value-type="float" office:value="-0.0433603582321666" calcext:value-type="float">
            <text:p>-0.043360358232167</text:p>
          </table:table-cell>
        </table:table-row>
        <table:table-row table:style-name="ro1">
          <table:table-cell table:formula="of:=[.A21]+0.01" office:value-type="float" office:value="0.2" calcext:value-type="float">
            <text:p>0.2</text:p>
          </table:table-cell>
          <table:table-cell table:formula="of:=[.C22]+[.D22]+[.E22]" office:value-type="float" office:value="1.13830695392388" calcext:value-type="float">
            <text:p>1.13830695392388</text:p>
          </table:table-cell>
          <table:table-cell table:formula="of:=SIN(2*PI()*[.A22])" office:value-type="float" office:value="0.951056516295154" calcext:value-type="float">
            <text:p>0.951056516295154</text:p>
          </table:table-cell>
          <table:table-cell table:formula="of:=0.2*SIN(2*PI()*6*[.A22])" office:value-type="float" office:value="0.190211303259031" calcext:value-type="float">
            <text:p>0.190211303259031</text:p>
          </table:table-cell>
          <table:table-cell table:formula="of:=0.075-0.15*RAND()" office:value-type="float" office:value="-0.00296086563030258" calcext:value-type="float">
            <text:p>-0.002960865630303</text:p>
          </table:table-cell>
        </table:table-row>
        <table:table-row table:style-name="ro1">
          <table:table-cell table:formula="of:=[.A22]+0.01" office:value-type="float" office:value="0.21" calcext:value-type="float">
            <text:p>0.21</text:p>
          </table:table-cell>
          <table:table-cell table:formula="of:=[.C23]+[.D23]+[.E23]" office:value-type="float" office:value="1.23166055124729" calcext:value-type="float">
            <text:p>1.23166055124729</text:p>
          </table:table-cell>
          <table:table-cell table:formula="of:=SIN(2*PI()*[.A23])" office:value-type="float" office:value="0.968583161128631" calcext:value-type="float">
            <text:p>0.968583161128631</text:p>
          </table:table-cell>
          <table:table-cell table:formula="of:=0.2*SIN(2*PI()*6*[.A23])" office:value-type="float" office:value="0.199605345685654" calcext:value-type="float">
            <text:p>0.199605345685654</text:p>
          </table:table-cell>
          <table:table-cell table:formula="of:=0.075-0.15*RAND()" office:value-type="float" office:value="0.0634720444330014" calcext:value-type="float">
            <text:p>0.063472044433002</text:p>
          </table:table-cell>
        </table:table-row>
        <table:table-row table:style-name="ro1">
          <table:table-cell table:formula="of:=[.A23]+0.01" office:value-type="float" office:value="0.22" calcext:value-type="float">
            <text:p>0.22</text:p>
          </table:table-cell>
          <table:table-cell table:formula="of:=[.C24]+[.D24]+[.E24]" office:value-type="float" office:value="1.17498460157844" calcext:value-type="float">
            <text:p>1.17498460157844</text:p>
          </table:table-cell>
          <table:table-cell table:formula="of:=SIN(2*PI()*[.A24])" office:value-type="float" office:value="0.982287250728689" calcext:value-type="float">
            <text:p>0.982287250728689</text:p>
          </table:table-cell>
          <table:table-cell table:formula="of:=0.2*SIN(2*PI()*6*[.A24])" office:value-type="float" office:value="0.180965410493204" calcext:value-type="float">
            <text:p>0.180965410493204</text:p>
          </table:table-cell>
          <table:table-cell table:formula="of:=0.075-0.15*RAND()" office:value-type="float" office:value="0.0117319403565489" calcext:value-type="float">
            <text:p>0.011731940356549</text:p>
          </table:table-cell>
        </table:table-row>
        <table:table-row table:style-name="ro1">
          <table:table-cell table:formula="of:=[.A24]+0.01" office:value-type="float" office:value="0.23" calcext:value-type="float">
            <text:p>0.23</text:p>
          </table:table-cell>
          <table:table-cell table:formula="of:=[.C25]+[.D25]+[.E25]" office:value-type="float" office:value="1.11682325150667" calcext:value-type="float">
            <text:p>1.11682325150667</text:p>
          </table:table-cell>
          <table:table-cell table:formula="of:=SIN(2*PI()*[.A25])" office:value-type="float" office:value="0.992114701314478" calcext:value-type="float">
            <text:p>0.992114701314478</text:p>
          </table:table-cell>
          <table:table-cell table:formula="of:=0.2*SIN(2*PI()*6*[.A25])" office:value-type="float" office:value="0.136909421185737" calcext:value-type="float">
            <text:p>0.136909421185737</text:p>
          </table:table-cell>
          <table:table-cell table:formula="of:=0.075-0.15*RAND()" office:value-type="float" office:value="-0.0122008709935471" calcext:value-type="float">
            <text:p>-0.012200870993547</text:p>
          </table:table-cell>
        </table:table-row>
        <table:table-row table:style-name="ro1">
          <table:table-cell table:formula="of:=[.A25]+0.01" office:value-type="float" office:value="0.24" calcext:value-type="float">
            <text:p>0.24</text:p>
          </table:table-cell>
          <table:table-cell table:formula="of:=[.C26]+[.D26]+[.E26]" office:value-type="float" office:value="1.11457970448778" calcext:value-type="float">
            <text:p>1.11457970448778</text:p>
          </table:table-cell>
          <table:table-cell table:formula="of:=SIN(2*PI()*[.A26])" office:value-type="float" office:value="0.998026728428271" calcext:value-type="float">
            <text:p>0.998026728428271</text:p>
          </table:table-cell>
          <table:table-cell table:formula="of:=0.2*SIN(2*PI()*6*[.A26])" office:value-type="float" office:value="0.0736249105369353" calcext:value-type="float">
            <text:p>0.073624910536935</text:p>
          </table:table-cell>
          <table:table-cell table:formula="of:=0.075-0.15*RAND()" office:value-type="float" office:value="0.0429280655225739" calcext:value-type="float">
            <text:p>0.042928065522574</text:p>
          </table:table-cell>
        </table:table-row>
        <table:table-row table:style-name="ro1">
          <table:table-cell table:formula="of:=[.A26]+0.01" office:value-type="float" office:value="0.25" calcext:value-type="float">
            <text:p>0.25</text:p>
          </table:table-cell>
          <table:table-cell table:formula="of:=[.C27]+[.D27]+[.E27]" office:value-type="float" office:value="1.05709663218586" calcext:value-type="float">
            <text:p>1.05709663218586</text:p>
          </table:table-cell>
          <table:table-cell table:formula="of:=SIN(2*PI()*[.A27])" office:value-type="float" office:value="1" calcext:value-type="float">
            <text:p>1</text:p>
          </table:table-cell>
          <table:table-cell table:formula="of:=0.2*SIN(2*PI()*6*[.A27])" office:value-type="float" office:value="-2.81792559931209E-016" calcext:value-type="float">
            <text:p>-2.81792559931209E-16</text:p>
          </table:table-cell>
          <table:table-cell table:formula="of:=0.075-0.15*RAND()" office:value-type="float" office:value="0.0570966321858577" calcext:value-type="float">
            <text:p>0.057096632185858</text:p>
          </table:table-cell>
        </table:table-row>
        <table:table-row table:style-name="ro1">
          <table:table-cell table:formula="of:=[.A27]+0.01" office:value-type="float" office:value="0.26" calcext:value-type="float">
            <text:p>0.26</text:p>
          </table:table-cell>
          <table:table-cell table:formula="of:=[.C28]+[.D28]+[.E28]" office:value-type="float" office:value="0.859125142196713" calcext:value-type="float">
            <text:p>0.859125142196713</text:p>
          </table:table-cell>
          <table:table-cell table:formula="of:=SIN(2*PI()*[.A28])" office:value-type="float" office:value="0.998026728428271" calcext:value-type="float">
            <text:p>0.998026728428271</text:p>
          </table:table-cell>
          <table:table-cell table:formula="of:=0.2*SIN(2*PI()*6*[.A28])" office:value-type="float" office:value="-0.0736249105369361" calcext:value-type="float">
            <text:p>-0.073624910536936</text:p>
          </table:table-cell>
          <table:table-cell table:formula="of:=0.075-0.15*RAND()" office:value-type="float" office:value="-0.0652766756946221" calcext:value-type="float">
            <text:p>-0.065276675694622</text:p>
          </table:table-cell>
        </table:table-row>
        <table:table-row table:style-name="ro1">
          <table:table-cell table:formula="of:=[.A28]+0.01" office:value-type="float" office:value="0.27" calcext:value-type="float">
            <text:p>0.27</text:p>
          </table:table-cell>
          <table:table-cell table:formula="of:=[.C29]+[.D29]+[.E29]" office:value-type="float" office:value="0.784929548499513" calcext:value-type="float">
            <text:p>0.784929548499513</text:p>
          </table:table-cell>
          <table:table-cell table:formula="of:=SIN(2*PI()*[.A29])" office:value-type="float" office:value="0.992114701314478" calcext:value-type="float">
            <text:p>0.992114701314478</text:p>
          </table:table-cell>
          <table:table-cell table:formula="of:=0.2*SIN(2*PI()*6*[.A29])" office:value-type="float" office:value="-0.136909421185738" calcext:value-type="float">
            <text:p>-0.136909421185738</text:p>
          </table:table-cell>
          <table:table-cell table:formula="of:=0.075-0.15*RAND()" office:value-type="float" office:value="-0.0702757316292264" calcext:value-type="float">
            <text:p>-0.070275731629226</text:p>
          </table:table-cell>
        </table:table-row>
        <table:table-row table:style-name="ro1">
          <table:table-cell table:formula="of:=[.A29]+0.01" office:value-type="float" office:value="0.28" calcext:value-type="float">
            <text:p>0.28</text:p>
          </table:table-cell>
          <table:table-cell table:formula="of:=[.C30]+[.D30]+[.E30]" office:value-type="float" office:value="0.801240864240551" calcext:value-type="float">
            <text:p>0.801240864240551</text:p>
          </table:table-cell>
          <table:table-cell table:formula="of:=SIN(2*PI()*[.A30])" office:value-type="float" office:value="0.982287250728689" calcext:value-type="float">
            <text:p>0.982287250728689</text:p>
          </table:table-cell>
          <table:table-cell table:formula="of:=0.2*SIN(2*PI()*6*[.A30])" office:value-type="float" office:value="-0.180965410493204" calcext:value-type="float">
            <text:p>-0.180965410493204</text:p>
          </table:table-cell>
          <table:table-cell table:formula="of:=0.075-0.15*RAND()" office:value-type="float" office:value="-0.0000809759949333966" calcext:value-type="float">
            <text:p>-8.09759949333966E-05</text:p>
          </table:table-cell>
        </table:table-row>
        <table:table-row table:style-name="ro1">
          <table:table-cell table:formula="of:=[.A30]+0.01" office:value-type="float" office:value="0.29" calcext:value-type="float">
            <text:p>0.29</text:p>
          </table:table-cell>
          <table:table-cell table:formula="of:=[.C31]+[.D31]+[.E31]" office:value-type="float" office:value="0.747311774798927" calcext:value-type="float">
            <text:p>0.747311774798927</text:p>
          </table:table-cell>
          <table:table-cell table:formula="of:=SIN(2*PI()*[.A31])" office:value-type="float" office:value="0.968583161128631" calcext:value-type="float">
            <text:p>0.968583161128631</text:p>
          </table:table-cell>
          <table:table-cell table:formula="of:=0.2*SIN(2*PI()*6*[.A31])" office:value-type="float" office:value="-0.199605345685654" calcext:value-type="float">
            <text:p>-0.199605345685654</text:p>
          </table:table-cell>
          <table:table-cell table:formula="of:=0.075-0.15*RAND()" office:value-type="float" office:value="-0.0216660406440496" calcext:value-type="float">
            <text:p>-0.02166604064405</text:p>
          </table:table-cell>
        </table:table-row>
        <table:table-row table:style-name="ro1">
          <table:table-cell table:formula="of:=[.A31]+0.01" office:value-type="float" office:value="0.3" calcext:value-type="float">
            <text:p>0.3</text:p>
          </table:table-cell>
          <table:table-cell table:formula="of:=[.C32]+[.D32]+[.E32]" office:value-type="float" office:value="0.822747491639643" calcext:value-type="float">
            <text:p>0.822747491639643</text:p>
          </table:table-cell>
          <table:table-cell table:formula="of:=SIN(2*PI()*[.A32])" office:value-type="float" office:value="0.951056516295153" calcext:value-type="float">
            <text:p>0.951056516295153</text:p>
          </table:table-cell>
          <table:table-cell table:formula="of:=0.2*SIN(2*PI()*6*[.A32])" office:value-type="float" office:value="-0.190211303259031" calcext:value-type="float">
            <text:p>-0.190211303259031</text:p>
          </table:table-cell>
          <table:table-cell table:formula="of:=0.075-0.15*RAND()" office:value-type="float" office:value="0.0619022786035202" calcext:value-type="float">
            <text:p>0.06190227860352</text:p>
          </table:table-cell>
        </table:table-row>
        <table:table-row table:style-name="ro1">
          <table:table-cell table:formula="of:=[.A32]+0.01" office:value-type="float" office:value="0.31" calcext:value-type="float">
            <text:p>0.31</text:p>
          </table:table-cell>
          <table:table-cell table:formula="of:=[.C33]+[.D33]+[.E33]" office:value-type="float" office:value="0.742508919236358" calcext:value-type="float">
            <text:p>0.742508919236358</text:p>
          </table:table-cell>
          <table:table-cell table:formula="of:=SIN(2*PI()*[.A33])" office:value-type="float" office:value="0.929776485888251" calcext:value-type="float">
            <text:p>0.929776485888251</text:p>
          </table:table-cell>
          <table:table-cell table:formula="of:=0.2*SIN(2*PI()*6*[.A33])" office:value-type="float" office:value="-0.154102648555157" calcext:value-type="float">
            <text:p>-0.154102648555157</text:p>
          </table:table-cell>
          <table:table-cell table:formula="of:=0.075-0.15*RAND()" office:value-type="float" office:value="-0.0331649180967361" calcext:value-type="float">
            <text:p>-0.033164918096736</text:p>
          </table:table-cell>
        </table:table-row>
        <table:table-row table:style-name="ro1">
          <table:table-cell table:formula="of:=[.A33]+0.01" office:value-type="float" office:value="0.32" calcext:value-type="float">
            <text:p>0.32</text:p>
          </table:table-cell>
          <table:table-cell table:formula="of:=[.C34]+[.D34]+[.E34]" office:value-type="float" office:value="0.79492837897937" calcext:value-type="float">
            <text:p>0.79492837897937</text:p>
          </table:table-cell>
          <table:table-cell table:formula="of:=SIN(2*PI()*[.A34])" office:value-type="float" office:value="0.904827052466019" calcext:value-type="float">
            <text:p>0.904827052466019</text:p>
          </table:table-cell>
          <table:table-cell table:formula="of:=0.2*SIN(2*PI()*6*[.A34])" office:value-type="float" office:value="-0.0963507348203424" calcext:value-type="float">
            <text:p>-0.096350734820342</text:p>
          </table:table-cell>
          <table:table-cell table:formula="of:=0.075-0.15*RAND()" office:value-type="float" office:value="-0.0135479386663064" calcext:value-type="float">
            <text:p>-0.013547938666307</text:p>
          </table:table-cell>
        </table:table-row>
        <table:table-row table:style-name="ro1">
          <table:table-cell table:formula="of:=[.A34]+0.01" office:value-type="float" office:value="0.33" calcext:value-type="float">
            <text:p>0.33</text:p>
          </table:table-cell>
          <table:table-cell table:formula="of:=[.C35]+[.D35]+[.E35]" office:value-type="float" office:value="0.79265997719546" calcext:value-type="float">
            <text:p>0.79265997719546</text:p>
          </table:table-cell>
          <table:table-cell table:formula="of:=SIN(2*PI()*[.A35])" office:value-type="float" office:value="0.876306680043863" calcext:value-type="float">
            <text:p>0.876306680043863</text:p>
          </table:table-cell>
          <table:table-cell table:formula="of:=0.2*SIN(2*PI()*6*[.A35])" office:value-type="float" office:value="-0.0250666467128601" calcext:value-type="float">
            <text:p>-0.02506664671286</text:p>
          </table:table-cell>
          <table:table-cell table:formula="of:=0.075-0.15*RAND()" office:value-type="float" office:value="-0.0585800561355427" calcext:value-type="float">
            <text:p>-0.058580056135543</text:p>
          </table:table-cell>
        </table:table-row>
        <table:table-row table:style-name="ro1">
          <table:table-cell table:formula="of:=[.A35]+0.01" office:value-type="float" office:value="0.34" calcext:value-type="float">
            <text:p>0.34</text:p>
          </table:table-cell>
          <table:table-cell table:formula="of:=[.C36]+[.D36]+[.E36]" office:value-type="float" office:value="0.858956129086315" calcext:value-type="float">
            <text:p>0.858956129086315</text:p>
          </table:table-cell>
          <table:table-cell table:formula="of:=SIN(2*PI()*[.A36])" office:value-type="float" office:value="0.844327925502015" calcext:value-type="float">
            <text:p>0.844327925502015</text:p>
          </table:table-cell>
          <table:table-cell table:formula="of:=0.2*SIN(2*PI()*6*[.A36])" office:value-type="float" office:value="0.049737977432972" calcext:value-type="float">
            <text:p>0.049737977432972</text:p>
          </table:table-cell>
          <table:table-cell table:formula="of:=0.075-0.15*RAND()" office:value-type="float" office:value="-0.0351097738486715" calcext:value-type="float">
            <text:p>-0.035109773848672</text:p>
          </table:table-cell>
        </table:table-row>
        <table:table-row table:style-name="ro1">
          <table:table-cell table:formula="of:=[.A36]+0.01" office:value-type="float" office:value="0.35" calcext:value-type="float">
            <text:p>0.35</text:p>
          </table:table-cell>
          <table:table-cell table:formula="of:=[.C37]+[.D37]+[.E37]" office:value-type="float" office:value="0.955664056803117" calcext:value-type="float">
            <text:p>0.955664056803117</text:p>
          </table:table-cell>
          <table:table-cell table:formula="of:=SIN(2*PI()*[.A37])" office:value-type="float" office:value="0.809016994374947" calcext:value-type="float">
            <text:p>0.809016994374947</text:p>
          </table:table-cell>
          <table:table-cell table:formula="of:=0.2*SIN(2*PI()*6*[.A37])" office:value-type="float" office:value="0.117557050458495" calcext:value-type="float">
            <text:p>0.117557050458495</text:p>
          </table:table-cell>
          <table:table-cell table:formula="of:=0.075-0.15*RAND()" office:value-type="float" office:value="0.0290900119696744" calcext:value-type="float">
            <text:p>0.029090011969674</text:p>
          </table:table-cell>
        </table:table-row>
        <table:table-row table:style-name="ro1">
          <table:table-cell table:formula="of:=[.A37]+0.01" office:value-type="float" office:value="0.36" calcext:value-type="float">
            <text:p>0.36</text:p>
          </table:table-cell>
          <table:table-cell table:formula="of:=[.C38]+[.D38]+[.E38]" office:value-type="float" office:value="0.963788579609957" calcext:value-type="float">
            <text:p>0.963788579609957</text:p>
          </table:table-cell>
          <table:table-cell table:formula="of:=SIN(2*PI()*[.A38])" office:value-type="float" office:value="0.770513242775789" calcext:value-type="float">
            <text:p>0.770513242775789</text:p>
          </table:table-cell>
          <table:table-cell table:formula="of:=0.2*SIN(2*PI()*6*[.A38])" office:value-type="float" office:value="0.168865585100404" calcext:value-type="float">
            <text:p>0.168865585100404</text:p>
          </table:table-cell>
          <table:table-cell table:formula="of:=0.075-0.15*RAND()" office:value-type="float" office:value="0.024409751733765" calcext:value-type="float">
            <text:p>0.024409751733765</text:p>
          </table:table-cell>
        </table:table-row>
        <table:table-row table:style-name="ro1">
          <table:table-cell table:formula="of:=[.A38]+0.01" office:value-type="float" office:value="0.37" calcext:value-type="float">
            <text:p>0.37</text:p>
          </table:table-cell>
          <table:table-cell table:formula="of:=[.C39]+[.D39]+[.E39]" office:value-type="float" office:value="0.865656558300011" calcext:value-type="float">
            <text:p>0.865656558300011</text:p>
          </table:table-cell>
          <table:table-cell table:formula="of:=SIN(2*PI()*[.A39])" office:value-type="float" office:value="0.728968627421411" calcext:value-type="float">
            <text:p>0.728968627421411</text:p>
          </table:table-cell>
          <table:table-cell table:formula="of:=0.2*SIN(2*PI()*6*[.A39])" office:value-type="float" office:value="0.196457450145738" calcext:value-type="float">
            <text:p>0.196457450145738</text:p>
          </table:table-cell>
          <table:table-cell table:formula="of:=0.075-0.15*RAND()" office:value-type="float" office:value="-0.0597695192671381" calcext:value-type="float">
            <text:p>-0.059769519267138</text:p>
          </table:table-cell>
        </table:table-row>
        <table:table-row table:style-name="ro1">
          <table:table-cell table:formula="of:=[.A39]+0.01" office:value-type="float" office:value="0.38" calcext:value-type="float">
            <text:p>0.38</text:p>
          </table:table-cell>
          <table:table-cell table:formula="of:=[.C40]+[.D40]+[.E40]" office:value-type="float" office:value="0.861023500682007" calcext:value-type="float">
            <text:p>0.861023500682007</text:p>
          </table:table-cell>
          <table:table-cell table:formula="of:=SIN(2*PI()*[.A40])" office:value-type="float" office:value="0.684547105928688" calcext:value-type="float">
            <text:p>0.684547105928688</text:p>
          </table:table-cell>
          <table:table-cell table:formula="of:=0.2*SIN(2*PI()*6*[.A40])" office:value-type="float" office:value="0.196457450145738" calcext:value-type="float">
            <text:p>0.196457450145738</text:p>
          </table:table-cell>
          <table:table-cell table:formula="of:=0.075-0.15*RAND()" office:value-type="float" office:value="-0.0199810553924181" calcext:value-type="float">
            <text:p>-0.019981055392418</text:p>
          </table:table-cell>
        </table:table-row>
        <table:table-row table:style-name="ro1">
          <table:table-cell table:formula="of:=[.A40]+0.01" office:value-type="float" office:value="0.39" calcext:value-type="float">
            <text:p>0.39</text:p>
          </table:table-cell>
          <table:table-cell table:formula="of:=[.C41]+[.D41]+[.E41]" office:value-type="float" office:value="0.731532282459687" calcext:value-type="float">
            <text:p>0.731532282459687</text:p>
          </table:table-cell>
          <table:table-cell table:formula="of:=SIN(2*PI()*[.A41])" office:value-type="float" office:value="0.637423989748689" calcext:value-type="float">
            <text:p>0.637423989748689</text:p>
          </table:table-cell>
          <table:table-cell table:formula="of:=0.2*SIN(2*PI()*6*[.A41])" office:value-type="float" office:value="0.168865585100402" calcext:value-type="float">
            <text:p>0.168865585100402</text:p>
          </table:table-cell>
          <table:table-cell table:formula="of:=0.075-0.15*RAND()" office:value-type="float" office:value="-0.074757292389404" calcext:value-type="float">
            <text:p>-0.074757292389404</text:p>
          </table:table-cell>
        </table:table-row>
        <table:table-row table:style-name="ro1">
          <table:table-cell table:formula="of:=[.A41]+0.01" office:value-type="float" office:value="0.4" calcext:value-type="float">
            <text:p>0.4</text:p>
          </table:table-cell>
          <table:table-cell table:formula="of:=[.C42]+[.D42]+[.E42]" office:value-type="float" office:value="0.657518998359034" calcext:value-type="float">
            <text:p>0.657518998359034</text:p>
          </table:table-cell>
          <table:table-cell table:formula="of:=SIN(2*PI()*[.A42])" office:value-type="float" office:value="0.587785252292472" calcext:value-type="float">
            <text:p>0.587785252292472</text:p>
          </table:table-cell>
          <table:table-cell table:formula="of:=0.2*SIN(2*PI()*6*[.A42])" office:value-type="float" office:value="0.117557050458494" calcext:value-type="float">
            <text:p>0.117557050458494</text:p>
          </table:table-cell>
          <table:table-cell table:formula="of:=0.075-0.15*RAND()" office:value-type="float" office:value="-0.0478233043919317" calcext:value-type="float">
            <text:p>-0.047823304391932</text:p>
          </table:table-cell>
        </table:table-row>
        <table:table-row table:style-name="ro1">
          <table:table-cell table:formula="of:=[.A42]+0.01" office:value-type="float" office:value="0.41" calcext:value-type="float">
            <text:p>0.41</text:p>
          </table:table-cell>
          <table:table-cell table:formula="of:=[.C43]+[.D43]+[.E43]" office:value-type="float" office:value="0.526183653354895" calcext:value-type="float">
            <text:p>0.526183653354895</text:p>
          </table:table-cell>
          <table:table-cell table:formula="of:=SIN(2*PI()*[.A43])" office:value-type="float" office:value="0.535826794978996" calcext:value-type="float">
            <text:p>0.535826794978996</text:p>
          </table:table-cell>
          <table:table-cell table:formula="of:=0.2*SIN(2*PI()*6*[.A43])" office:value-type="float" office:value="0.0497379774329698" calcext:value-type="float">
            <text:p>0.04973797743297</text:p>
          </table:table-cell>
          <table:table-cell table:formula="of:=0.075-0.15*RAND()" office:value-type="float" office:value="-0.0593811190570705" calcext:value-type="float">
            <text:p>-0.059381119057071</text:p>
          </table:table-cell>
        </table:table-row>
        <table:table-row table:style-name="ro1">
          <table:table-cell table:formula="of:=[.A43]+0.01" office:value-type="float" office:value="0.42" calcext:value-type="float">
            <text:p>0.42</text:p>
          </table:table-cell>
          <table:table-cell table:formula="of:=[.C44]+[.D44]+[.E44]" office:value-type="float" office:value="0.434302646292507" calcext:value-type="float">
            <text:p>0.434302646292507</text:p>
          </table:table-cell>
          <table:table-cell table:formula="of:=SIN(2*PI()*[.A44])" office:value-type="float" office:value="0.481753674101714" calcext:value-type="float">
            <text:p>0.481753674101714</text:p>
          </table:table-cell>
          <table:table-cell table:formula="of:=0.2*SIN(2*PI()*6*[.A44])" office:value-type="float" office:value="-0.0250666467128623" calcext:value-type="float">
            <text:p>-0.025066646712862</text:p>
          </table:table-cell>
          <table:table-cell table:formula="of:=0.075-0.15*RAND()" office:value-type="float" office:value="-0.0223843810963444" calcext:value-type="float">
            <text:p>-0.022384381096345</text:p>
          </table:table-cell>
        </table:table-row>
        <table:table-row table:style-name="ro1">
          <table:table-cell table:formula="of:=[.A44]+0.01" office:value-type="float" office:value="0.43" calcext:value-type="float">
            <text:p>0.43</text:p>
          </table:table-cell>
          <table:table-cell table:formula="of:=[.C45]+[.D45]+[.E45]" office:value-type="float" office:value="0.354064749504226" calcext:value-type="float">
            <text:p>0.354064749504226</text:p>
          </table:table-cell>
          <table:table-cell table:formula="of:=SIN(2*PI()*[.A45])" office:value-type="float" office:value="0.425779291565072" calcext:value-type="float">
            <text:p>0.425779291565072</text:p>
          </table:table-cell>
          <table:table-cell table:formula="of:=0.2*SIN(2*PI()*6*[.A45])" office:value-type="float" office:value="-0.0963507348203443" calcext:value-type="float">
            <text:p>-0.096350734820344</text:p>
          </table:table-cell>
          <table:table-cell table:formula="of:=0.075-0.15*RAND()" office:value-type="float" office:value="0.0246361927594989" calcext:value-type="float">
            <text:p>0.024636192759499</text:p>
          </table:table-cell>
        </table:table-row>
        <table:table-row table:style-name="ro1">
          <table:table-cell table:formula="of:=[.A45]+0.01" office:value-type="float" office:value="0.44" calcext:value-type="float">
            <text:p>0.44</text:p>
          </table:table-cell>
          <table:table-cell table:formula="of:=[.C46]+[.D46]+[.E46]" office:value-type="float" office:value="0.141620858703723" calcext:value-type="float">
            <text:p>0.141620858703723</text:p>
          </table:table-cell>
          <table:table-cell table:formula="of:=SIN(2*PI()*[.A46])" office:value-type="float" office:value="0.368124552684677" calcext:value-type="float">
            <text:p>0.368124552684677</text:p>
          </table:table-cell>
          <table:table-cell table:formula="of:=0.2*SIN(2*PI()*6*[.A46])" office:value-type="float" office:value="-0.154102648555159" calcext:value-type="float">
            <text:p>-0.154102648555159</text:p>
          </table:table-cell>
          <table:table-cell table:formula="of:=0.075-0.15*RAND()" office:value-type="float" office:value="-0.072401045425795" calcext:value-type="float">
            <text:p>-0.072401045425795</text:p>
          </table:table-cell>
        </table:table-row>
        <table:table-row table:style-name="ro1">
          <table:table-cell table:formula="of:=[.A46]+0.01" office:value-type="float" office:value="0.45" calcext:value-type="float">
            <text:p>0.45</text:p>
          </table:table-cell>
          <table:table-cell table:formula="of:=[.C47]+[.D47]+[.E47]" office:value-type="float" office:value="0.185416575316697" calcext:value-type="float">
            <text:p>0.185416575316697</text:p>
          </table:table-cell>
          <table:table-cell table:formula="of:=SIN(2*PI()*[.A47])" office:value-type="float" office:value="0.309016994374946" calcext:value-type="float">
            <text:p>0.309016994374946</text:p>
          </table:table-cell>
          <table:table-cell table:formula="of:=0.2*SIN(2*PI()*6*[.A47])" office:value-type="float" office:value="-0.190211303259031" calcext:value-type="float">
            <text:p>-0.190211303259031</text:p>
          </table:table-cell>
          <table:table-cell table:formula="of:=0.075-0.15*RAND()" office:value-type="float" office:value="0.0666108842007816" calcext:value-type="float">
            <text:p>0.066610884200782</text:p>
          </table:table-cell>
        </table:table-row>
        <table:table-row table:style-name="ro1">
          <table:table-cell table:formula="of:=[.A47]+0.01" office:value-type="float" office:value="0.46" calcext:value-type="float">
            <text:p>0.46</text:p>
          </table:table-cell>
          <table:table-cell table:formula="of:=[.C48]+[.D48]+[.E48]" office:value-type="float" office:value="0.00626759365953421" calcext:value-type="float">
            <text:p>0.006267593659534</text:p>
          </table:table-cell>
          <table:table-cell table:formula="of:=SIN(2*PI()*[.A48])" office:value-type="float" office:value="0.248689887164854" calcext:value-type="float">
            <text:p>0.248689887164854</text:p>
          </table:table-cell>
          <table:table-cell table:formula="of:=0.2*SIN(2*PI()*6*[.A48])" office:value-type="float" office:value="-0.199605345685654" calcext:value-type="float">
            <text:p>-0.199605345685654</text:p>
          </table:table-cell>
          <table:table-cell table:formula="of:=0.075-0.15*RAND()" office:value-type="float" office:value="-0.0428169478196651" calcext:value-type="float">
            <text:p>-0.042816947819665</text:p>
          </table:table-cell>
        </table:table-row>
        <table:table-row table:style-name="ro1">
          <table:table-cell table:formula="of:=[.A48]+0.01" office:value-type="float" office:value="0.47" calcext:value-type="float">
            <text:p>0.47</text:p>
          </table:table-cell>
          <table:table-cell table:formula="of:=[.C49]+[.D49]+[.E49]" office:value-type="float" office:value="0.0773983612660427" calcext:value-type="float">
            <text:p>0.077398361266043</text:p>
          </table:table-cell>
          <table:table-cell table:formula="of:=SIN(2*PI()*[.A49])" office:value-type="float" office:value="0.187381314585723" calcext:value-type="float">
            <text:p>0.187381314585723</text:p>
          </table:table-cell>
          <table:table-cell table:formula="of:=0.2*SIN(2*PI()*6*[.A49])" office:value-type="float" office:value="-0.180965410493203" calcext:value-type="float">
            <text:p>-0.180965410493203</text:p>
          </table:table-cell>
          <table:table-cell table:formula="of:=0.075-0.15*RAND()" office:value-type="float" office:value="0.0709824571735226" calcext:value-type="float">
            <text:p>0.070982457173523</text:p>
          </table:table-cell>
        </table:table-row>
        <table:table-row table:style-name="ro1">
          <table:table-cell table:formula="of:=[.A49]+0.01" office:value-type="float" office:value="0.48" calcext:value-type="float">
            <text:p>0.48</text:p>
          </table:table-cell>
          <table:table-cell table:formula="of:=[.C50]+[.D50]+[.E50]" office:value-type="float" office:value="-0.0793795396914744" calcext:value-type="float">
            <text:p>-0.079379539691475</text:p>
          </table:table-cell>
          <table:table-cell table:formula="of:=SIN(2*PI()*[.A50])" office:value-type="float" office:value="0.125333233564303" calcext:value-type="float">
            <text:p>0.125333233564303</text:p>
          </table:table-cell>
          <table:table-cell table:formula="of:=0.2*SIN(2*PI()*6*[.A50])" office:value-type="float" office:value="-0.136909421185736" calcext:value-type="float">
            <text:p>-0.136909421185736</text:p>
          </table:table-cell>
          <table:table-cell table:formula="of:=0.075-0.15*RAND()" office:value-type="float" office:value="-0.067803352070041" calcext:value-type="float">
            <text:p>-0.067803352070041</text:p>
          </table:table-cell>
        </table:table-row>
        <table:table-row table:style-name="ro1">
          <table:table-cell table:formula="of:=[.A50]+0.01" office:value-type="float" office:value="0.49" calcext:value-type="float">
            <text:p>0.49</text:p>
          </table:table-cell>
          <table:table-cell table:formula="of:=[.C51]+[.D51]+[.E51]" office:value-type="float" office:value="-0.057895507640162" calcext:value-type="float">
            <text:p>-0.057895507640162</text:p>
          </table:table-cell>
          <table:table-cell table:formula="of:=SIN(2*PI()*[.A51])" office:value-type="float" office:value="0.0627905195293118" calcext:value-type="float">
            <text:p>0.062790519529312</text:p>
          </table:table-cell>
          <table:table-cell table:formula="of:=0.2*SIN(2*PI()*6*[.A51])" office:value-type="float" office:value="-0.073624910536934" calcext:value-type="float">
            <text:p>-0.073624910536934</text:p>
          </table:table-cell>
          <table:table-cell table:formula="of:=0.075-0.15*RAND()" office:value-type="float" office:value="-0.0470611166325398" calcext:value-type="float">
            <text:p>-0.04706111663254</text:p>
          </table:table-cell>
        </table:table-row>
        <table:table-row table:style-name="ro1">
          <table:table-cell table:formula="of:=[.A51]+0.01" office:value-type="float" office:value="0.5" calcext:value-type="float">
            <text:p>0.5</text:p>
          </table:table-cell>
          <table:table-cell table:formula="of:=[.C52]+[.D52]+[.E52]" office:value-type="float" office:value="-0.0512580545037053" calcext:value-type="float">
            <text:p>-0.051258054503705</text:p>
          </table:table-cell>
          <table:table-cell table:formula="of:=SIN(2*PI()*[.A52])" office:value-type="float" office:value="-1.20980294963545E-015" calcext:value-type="float">
            <text:p>-1.20980294963545E-15</text:p>
          </table:table-cell>
          <table:table-cell table:formula="of:=0.2*SIN(2*PI()*6*[.A52])" office:value-type="float" office:value="1.27412785562252E-015" calcext:value-type="float">
            <text:p>1.27412785562252E-15</text:p>
          </table:table-cell>
          <table:table-cell table:formula="of:=0.075-0.15*RAND()" office:value-type="float" office:value="-0.0512580545037053" calcext:value-type="float">
            <text:p>-0.051258054503705</text:p>
          </table:table-cell>
        </table:table-row>
        <table:table-row table:style-name="ro1">
          <table:table-cell table:formula="of:=[.A52]+0.01" office:value-type="float" office:value="0.51" calcext:value-type="float">
            <text:p>0.51</text:p>
          </table:table-cell>
          <table:table-cell table:formula="of:=[.C53]+[.D53]+[.E53]" office:value-type="float" office:value="0.0334687262889497" calcext:value-type="float">
            <text:p>0.03346872628895</text:p>
          </table:table-cell>
          <table:table-cell table:formula="of:=SIN(2*PI()*[.A53])" office:value-type="float" office:value="-0.0627905195293147" calcext:value-type="float">
            <text:p>-0.062790519529315</text:p>
          </table:table-cell>
          <table:table-cell table:formula="of:=0.2*SIN(2*PI()*6*[.A53])" office:value-type="float" office:value="0.073624910536937" calcext:value-type="float">
            <text:p>0.073624910536937</text:p>
          </table:table-cell>
          <table:table-cell table:formula="of:=0.075-0.15*RAND()" office:value-type="float" office:value="0.0226343352813274" calcext:value-type="float">
            <text:p>0.022634335281327</text:p>
          </table:table-cell>
        </table:table-row>
        <table:table-row table:style-name="ro1">
          <table:table-cell table:formula="of:=[.A53]+0.01" office:value-type="float" office:value="0.52" calcext:value-type="float">
            <text:p>0.52</text:p>
          </table:table-cell>
          <table:table-cell table:formula="of:=[.C54]+[.D54]+[.E54]" office:value-type="float" office:value="0.0313194385022895" calcext:value-type="float">
            <text:p>0.03131943850229</text:p>
          </table:table-cell>
          <table:table-cell table:formula="of:=SIN(2*PI()*[.A54])" office:value-type="float" office:value="-0.125333233564306" calcext:value-type="float">
            <text:p>-0.125333233564306</text:p>
          </table:table-cell>
          <table:table-cell table:formula="of:=0.2*SIN(2*PI()*6*[.A54])" office:value-type="float" office:value="0.136909421185739" calcext:value-type="float">
            <text:p>0.136909421185739</text:p>
          </table:table-cell>
          <table:table-cell table:formula="of:=0.075-0.15*RAND()" office:value-type="float" office:value="0.0197432508808561" calcext:value-type="float">
            <text:p>0.019743250880856</text:p>
          </table:table-cell>
        </table:table-row>
        <table:table-row table:style-name="ro1">
          <table:table-cell table:formula="of:=[.A54]+0.01" office:value-type="float" office:value="0.53" calcext:value-type="float">
            <text:p>0.53</text:p>
          </table:table-cell>
          <table:table-cell table:formula="of:=[.C55]+[.D55]+[.E55]" office:value-type="float" office:value="0.0633815644188662" calcext:value-type="float">
            <text:p>0.063381564418866</text:p>
          </table:table-cell>
          <table:table-cell table:formula="of:=SIN(2*PI()*[.A55])" office:value-type="float" office:value="-0.187381314585726" calcext:value-type="float">
            <text:p>-0.187381314585726</text:p>
          </table:table-cell>
          <table:table-cell table:formula="of:=0.2*SIN(2*PI()*6*[.A55])" office:value-type="float" office:value="0.180965410493205" calcext:value-type="float">
            <text:p>0.180965410493205</text:p>
          </table:table-cell>
          <table:table-cell table:formula="of:=0.075-0.15*RAND()" office:value-type="float" office:value="0.0697974685113877" calcext:value-type="float">
            <text:p>0.069797468511388</text:p>
          </table:table-cell>
        </table:table-row>
        <table:table-row table:style-name="ro1">
          <table:table-cell table:formula="of:=[.A55]+0.01" office:value-type="float" office:value="0.54" calcext:value-type="float">
            <text:p>0.54</text:p>
          </table:table-cell>
          <table:table-cell table:formula="of:=[.C56]+[.D56]+[.E56]" office:value-type="float" office:value="-0.0625330313090997" calcext:value-type="float">
            <text:p>-0.0625330313091</text:p>
          </table:table-cell>
          <table:table-cell table:formula="of:=SIN(2*PI()*[.A56])" office:value-type="float" office:value="-0.248689887164856" calcext:value-type="float">
            <text:p>-0.248689887164856</text:p>
          </table:table-cell>
          <table:table-cell table:formula="of:=0.2*SIN(2*PI()*6*[.A56])" office:value-type="float" office:value="0.199605345685654" calcext:value-type="float">
            <text:p>0.199605345685654</text:p>
          </table:table-cell>
          <table:table-cell table:formula="of:=0.075-0.15*RAND()" office:value-type="float" office:value="-0.0134484898298979" calcext:value-type="float">
            <text:p>-0.013448489829898</text:p>
          </table:table-cell>
        </table:table-row>
        <table:table-row table:style-name="ro1">
          <table:table-cell table:formula="of:=[.A56]+0.01" office:value-type="float" office:value="0.55" calcext:value-type="float">
            <text:p>0.55</text:p>
          </table:table-cell>
          <table:table-cell table:formula="of:=[.C57]+[.D57]+[.E57]" office:value-type="float" office:value="-0.0496002016406388" calcext:value-type="float">
            <text:p>-0.049600201640639</text:p>
          </table:table-cell>
          <table:table-cell table:formula="of:=SIN(2*PI()*[.A57])" office:value-type="float" office:value="-0.309016994374949" calcext:value-type="float">
            <text:p>-0.309016994374949</text:p>
          </table:table-cell>
          <table:table-cell table:formula="of:=0.2*SIN(2*PI()*6*[.A57])" office:value-type="float" office:value="0.19021130325903" calcext:value-type="float">
            <text:p>0.19021130325903</text:p>
          </table:table-cell>
          <table:table-cell table:formula="of:=0.075-0.15*RAND()" office:value-type="float" office:value="0.06920548947528" calcext:value-type="float">
            <text:p>0.06920548947528</text:p>
          </table:table-cell>
        </table:table-row>
        <table:table-row table:style-name="ro1">
          <table:table-cell table:formula="of:=[.A57]+0.01" office:value-type="float" office:value="0.56" calcext:value-type="float">
            <text:p>0.56</text:p>
          </table:table-cell>
          <table:table-cell table:formula="of:=[.C58]+[.D58]+[.E58]" office:value-type="float" office:value="-0.282114629497274" calcext:value-type="float">
            <text:p>-0.282114629497274</text:p>
          </table:table-cell>
          <table:table-cell table:formula="of:=SIN(2*PI()*[.A58])" office:value-type="float" office:value="-0.36812455268468" calcext:value-type="float">
            <text:p>-0.36812455268468</text:p>
          </table:table-cell>
          <table:table-cell table:formula="of:=0.2*SIN(2*PI()*6*[.A58])" office:value-type="float" office:value="0.154102648555156" calcext:value-type="float">
            <text:p>0.154102648555156</text:p>
          </table:table-cell>
          <table:table-cell table:formula="of:=0.075-0.15*RAND()" office:value-type="float" office:value="-0.068092725367751" calcext:value-type="float">
            <text:p>-0.068092725367751</text:p>
          </table:table-cell>
        </table:table-row>
        <table:table-row table:style-name="ro1">
          <table:table-cell table:formula="of:=[.A58]+0.01" office:value-type="float" office:value="0.57" calcext:value-type="float">
            <text:p>0.57</text:p>
          </table:table-cell>
          <table:table-cell table:formula="of:=[.C59]+[.D59]+[.E59]" office:value-type="float" office:value="-0.337008465730377" calcext:value-type="float">
            <text:p>-0.337008465730377</text:p>
          </table:table-cell>
          <table:table-cell table:formula="of:=SIN(2*PI()*[.A59])" office:value-type="float" office:value="-0.425779291565074" calcext:value-type="float">
            <text:p>-0.425779291565074</text:p>
          </table:table-cell>
          <table:table-cell table:formula="of:=0.2*SIN(2*PI()*6*[.A59])" office:value-type="float" office:value="0.0963507348203415" calcext:value-type="float">
            <text:p>0.096350734820342</text:p>
          </table:table-cell>
          <table:table-cell table:formula="of:=0.075-0.15*RAND()" office:value-type="float" office:value="-0.00757990898564458" calcext:value-type="float">
            <text:p>-0.007579908985645</text:p>
          </table:table-cell>
        </table:table-row>
        <table:table-row table:style-name="ro1">
          <table:table-cell table:formula="of:=[.A59]+0.01" office:value-type="float" office:value="0.58" calcext:value-type="float">
            <text:p>0.58</text:p>
          </table:table-cell>
          <table:table-cell table:formula="of:=[.C60]+[.D60]+[.E60]" office:value-type="float" office:value="-0.49760087492005" calcext:value-type="float">
            <text:p>-0.49760087492005</text:p>
          </table:table-cell>
          <table:table-cell table:formula="of:=SIN(2*PI()*[.A60])" office:value-type="float" office:value="-0.481753674101717" calcext:value-type="float">
            <text:p>-0.481753674101717</text:p>
          </table:table-cell>
          <table:table-cell table:formula="of:=0.2*SIN(2*PI()*6*[.A60])" office:value-type="float" office:value="0.0250666467128588" calcext:value-type="float">
            <text:p>0.025066646712859</text:p>
          </table:table-cell>
          <table:table-cell table:formula="of:=0.075-0.15*RAND()" office:value-type="float" office:value="-0.040913847531192" calcext:value-type="float">
            <text:p>-0.040913847531192</text:p>
          </table:table-cell>
        </table:table-row>
        <table:table-row table:style-name="ro1">
          <table:table-cell table:formula="of:=[.A60]+0.01" office:value-type="float" office:value="0.59" calcext:value-type="float">
            <text:p>0.59</text:p>
          </table:table-cell>
          <table:table-cell table:formula="of:=[.C61]+[.D61]+[.E61]" office:value-type="float" office:value="-0.651122835755604" calcext:value-type="float">
            <text:p>-0.651122835755604</text:p>
          </table:table-cell>
          <table:table-cell table:formula="of:=SIN(2*PI()*[.A61])" office:value-type="float" office:value="-0.535826794978998" calcext:value-type="float">
            <text:p>-0.535826794978998</text:p>
          </table:table-cell>
          <table:table-cell table:formula="of:=0.2*SIN(2*PI()*6*[.A61])" office:value-type="float" office:value="-0.0497379774329733" calcext:value-type="float">
            <text:p>-0.049737977432973</text:p>
          </table:table-cell>
          <table:table-cell table:formula="of:=0.075-0.15*RAND()" office:value-type="float" office:value="-0.065558063343633" calcext:value-type="float">
            <text:p>-0.065558063343633</text:p>
          </table:table-cell>
        </table:table-row>
        <table:table-row table:style-name="ro1">
          <table:table-cell table:formula="of:=[.A61]+0.01" office:value-type="float" office:value="0.6" calcext:value-type="float">
            <text:p>0.6</text:p>
          </table:table-cell>
          <table:table-cell table:formula="of:=[.C62]+[.D62]+[.E62]" office:value-type="float" office:value="-0.637416874198418" calcext:value-type="float">
            <text:p>-0.637416874198418</text:p>
          </table:table-cell>
          <table:table-cell table:formula="of:=SIN(2*PI()*[.A62])" office:value-type="float" office:value="-0.587785252292474" calcext:value-type="float">
            <text:p>-0.587785252292474</text:p>
          </table:table-cell>
          <table:table-cell table:formula="of:=0.2*SIN(2*PI()*6*[.A62])" office:value-type="float" office:value="-0.117557050458496" calcext:value-type="float">
            <text:p>-0.117557050458496</text:p>
          </table:table-cell>
          <table:table-cell table:formula="of:=0.075-0.15*RAND()" office:value-type="float" office:value="0.0679254285525531" calcext:value-type="float">
            <text:p>0.067925428552553</text:p>
          </table:table-cell>
        </table:table-row>
        <table:table-row table:style-name="ro1">
          <table:table-cell table:formula="of:=[.A62]+0.01" office:value-type="float" office:value="0.61" calcext:value-type="float">
            <text:p>0.61</text:p>
          </table:table-cell>
          <table:table-cell table:formula="of:=[.C63]+[.D63]+[.E63]" office:value-type="float" office:value="-0.739748771251787" calcext:value-type="float">
            <text:p>-0.739748771251787</text:p>
          </table:table-cell>
          <table:table-cell table:formula="of:=SIN(2*PI()*[.A63])" office:value-type="float" office:value="-0.637423989748691" calcext:value-type="float">
            <text:p>-0.637423989748691</text:p>
          </table:table-cell>
          <table:table-cell table:formula="of:=0.2*SIN(2*PI()*6*[.A63])" office:value-type="float" office:value="-0.168865585100404" calcext:value-type="float">
            <text:p>-0.168865585100404</text:p>
          </table:table-cell>
          <table:table-cell table:formula="of:=0.075-0.15*RAND()" office:value-type="float" office:value="0.0665408035973087" calcext:value-type="float">
            <text:p>0.066540803597309</text:p>
          </table:table-cell>
        </table:table-row>
        <table:table-row table:style-name="ro1">
          <table:table-cell table:formula="of:=[.A63]+0.01" office:value-type="float" office:value="0.62" calcext:value-type="float">
            <text:p>0.62</text:p>
          </table:table-cell>
          <table:table-cell table:formula="of:=[.C64]+[.D64]+[.E64]" office:value-type="float" office:value="-0.872447003416407" calcext:value-type="float">
            <text:p>-0.872447003416407</text:p>
          </table:table-cell>
          <table:table-cell table:formula="of:=SIN(2*PI()*[.A64])" office:value-type="float" office:value="-0.68454710592869" calcext:value-type="float">
            <text:p>-0.68454710592869</text:p>
          </table:table-cell>
          <table:table-cell table:formula="of:=0.2*SIN(2*PI()*6*[.A64])" office:value-type="float" office:value="-0.196457450145738" calcext:value-type="float">
            <text:p>-0.196457450145738</text:p>
          </table:table-cell>
          <table:table-cell table:formula="of:=0.075-0.15*RAND()" office:value-type="float" office:value="0.00855755265802145" calcext:value-type="float">
            <text:p>0.008557552658021</text:p>
          </table:table-cell>
        </table:table-row>
        <table:table-row table:style-name="ro1">
          <table:table-cell table:formula="of:=[.A64]+0.01" office:value-type="float" office:value="0.63" calcext:value-type="float">
            <text:p>0.63</text:p>
          </table:table-cell>
          <table:table-cell table:formula="of:=[.C65]+[.D65]+[.E65]" office:value-type="float" office:value="-0.904302328561076" calcext:value-type="float">
            <text:p>-0.904302328561076</text:p>
          </table:table-cell>
          <table:table-cell table:formula="of:=SIN(2*PI()*[.A65])" office:value-type="float" office:value="-0.728968627421413" calcext:value-type="float">
            <text:p>-0.728968627421413</text:p>
          </table:table-cell>
          <table:table-cell table:formula="of:=0.2*SIN(2*PI()*6*[.A65])" office:value-type="float" office:value="-0.196457450145737" calcext:value-type="float">
            <text:p>-0.196457450145737</text:p>
          </table:table-cell>
          <table:table-cell table:formula="of:=0.075-0.15*RAND()" office:value-type="float" office:value="0.0211237490060739" calcext:value-type="float">
            <text:p>0.021123749006074</text:p>
          </table:table-cell>
        </table:table-row>
        <table:table-row table:style-name="ro1">
          <table:table-cell table:formula="of:=[.A65]+0.01" office:value-type="float" office:value="0.64" calcext:value-type="float">
            <text:p>0.64</text:p>
          </table:table-cell>
          <table:table-cell table:formula="of:=[.C66]+[.D66]+[.E66]" office:value-type="float" office:value="-0.991761847569854" calcext:value-type="float">
            <text:p>-0.991761847569854</text:p>
          </table:table-cell>
          <table:table-cell table:formula="of:=SIN(2*PI()*[.A66])" office:value-type="float" office:value="-0.77051324277579" calcext:value-type="float">
            <text:p>-0.77051324277579</text:p>
          </table:table-cell>
          <table:table-cell table:formula="of:=0.2*SIN(2*PI()*6*[.A66])" office:value-type="float" office:value="-0.168865585100402" calcext:value-type="float">
            <text:p>-0.168865585100402</text:p>
          </table:table-cell>
          <table:table-cell table:formula="of:=0.075-0.15*RAND()" office:value-type="float" office:value="-0.0523830196936615" calcext:value-type="float">
            <text:p>-0.052383019693662</text:p>
          </table:table-cell>
        </table:table-row>
        <table:table-row table:style-name="ro1">
          <table:table-cell table:formula="of:=[.A66]+0.01" office:value-type="float" office:value="0.65" calcext:value-type="float">
            <text:p>0.65</text:p>
          </table:table-cell>
          <table:table-cell table:formula="of:=[.C67]+[.D67]+[.E67]" office:value-type="float" office:value="-0.934588293633905" calcext:value-type="float">
            <text:p>-0.934588293633905</text:p>
          </table:table-cell>
          <table:table-cell table:formula="of:=SIN(2*PI()*[.A67])" office:value-type="float" office:value="-0.809016994374949" calcext:value-type="float">
            <text:p>-0.809016994374949</text:p>
          </table:table-cell>
          <table:table-cell table:formula="of:=0.2*SIN(2*PI()*6*[.A67])" office:value-type="float" office:value="-0.117557050458492" calcext:value-type="float">
            <text:p>-0.117557050458492</text:p>
          </table:table-cell>
          <table:table-cell table:formula="of:=0.075-0.15*RAND()" office:value-type="float" office:value="-0.00801424880046397" calcext:value-type="float">
            <text:p>-0.008014248800464</text:p>
          </table:table-cell>
        </table:table-row>
        <table:table-row table:style-name="ro1">
          <table:table-cell table:formula="of:=[.A67]+0.01" office:value-type="float" office:value="0.66" calcext:value-type="float">
            <text:p>0.66</text:p>
          </table:table-cell>
          <table:table-cell table:formula="of:=[.C68]+[.D68]+[.E68]" office:value-type="float" office:value="-0.957688535697402" calcext:value-type="float">
            <text:p>-0.957688535697402</text:p>
          </table:table-cell>
          <table:table-cell table:formula="of:=SIN(2*PI()*[.A68])" office:value-type="float" office:value="-0.844327925502016" calcext:value-type="float">
            <text:p>-0.844327925502016</text:p>
          </table:table-cell>
          <table:table-cell table:formula="of:=0.2*SIN(2*PI()*6*[.A68])" office:value-type="float" office:value="-0.0497379774329688" calcext:value-type="float">
            <text:p>-0.049737977432969</text:p>
          </table:table-cell>
          <table:table-cell table:formula="of:=0.075-0.15*RAND()" office:value-type="float" office:value="-0.0636226327624172" calcext:value-type="float">
            <text:p>-0.063622632762417</text:p>
          </table:table-cell>
        </table:table-row>
        <table:table-row table:style-name="ro1">
          <table:table-cell table:formula="of:=[.A68]+0.01" office:value-type="float" office:value="0.67" calcext:value-type="float">
            <text:p>0.67</text:p>
          </table:table-cell>
          <table:table-cell table:formula="of:=[.C69]+[.D69]+[.E69]" office:value-type="float" office:value="-0.832768201491004" calcext:value-type="float">
            <text:p>-0.832768201491004</text:p>
          </table:table-cell>
          <table:table-cell table:formula="of:=SIN(2*PI()*[.A69])" office:value-type="float" office:value="-0.876306680043864" calcext:value-type="float">
            <text:p>-0.876306680043864</text:p>
          </table:table-cell>
          <table:table-cell table:formula="of:=0.2*SIN(2*PI()*6*[.A69])" office:value-type="float" office:value="0.0250666467128633" calcext:value-type="float">
            <text:p>0.025066646712863</text:p>
          </table:table-cell>
          <table:table-cell table:formula="of:=0.075-0.15*RAND()" office:value-type="float" office:value="0.0184718318399973" calcext:value-type="float">
            <text:p>0.018471831839997</text:p>
          </table:table-cell>
        </table:table-row>
        <table:table-row table:style-name="ro1">
          <table:table-cell table:formula="of:=[.A69]+0.01" office:value-type="float" office:value="0.68" calcext:value-type="float">
            <text:p>0.68</text:p>
          </table:table-cell>
          <table:table-cell table:formula="of:=[.C70]+[.D70]+[.E70]" office:value-type="float" office:value="-0.791791134322687" calcext:value-type="float">
            <text:p>-0.791791134322687</text:p>
          </table:table-cell>
          <table:table-cell table:formula="of:=SIN(2*PI()*[.A70])" office:value-type="float" office:value="-0.90482705246602" calcext:value-type="float">
            <text:p>-0.90482705246602</text:p>
          </table:table-cell>
          <table:table-cell table:formula="of:=0.2*SIN(2*PI()*6*[.A70])" office:value-type="float" office:value="0.0963507348203455" calcext:value-type="float">
            <text:p>0.096350734820346</text:p>
          </table:table-cell>
          <table:table-cell table:formula="of:=0.075-0.15*RAND()" office:value-type="float" office:value="0.0166851833229884" calcext:value-type="float">
            <text:p>0.016685183322989</text:p>
          </table:table-cell>
        </table:table-row>
        <table:table-row table:style-name="ro1">
          <table:table-cell table:formula="of:=[.A70]+0.01" office:value-type="float" office:value="0.69" calcext:value-type="float">
            <text:p>0.69</text:p>
          </table:table-cell>
          <table:table-cell table:formula="of:=[.C71]+[.D71]+[.E71]" office:value-type="float" office:value="-0.711675117166819" calcext:value-type="float">
            <text:p>-0.711675117166819</text:p>
          </table:table-cell>
          <table:table-cell table:formula="of:=SIN(2*PI()*[.A71])" office:value-type="float" office:value="-0.929776485888252" calcext:value-type="float">
            <text:p>-0.929776485888252</text:p>
          </table:table-cell>
          <table:table-cell table:formula="of:=0.2*SIN(2*PI()*6*[.A71])" office:value-type="float" office:value="0.15410264855516" calcext:value-type="float">
            <text:p>0.15410264855516</text:p>
          </table:table-cell>
          <table:table-cell table:formula="of:=0.075-0.15*RAND()" office:value-type="float" office:value="0.0639987201662734" calcext:value-type="float">
            <text:p>0.063998720166273</text:p>
          </table:table-cell>
        </table:table-row>
        <table:table-row table:style-name="ro1">
          <table:table-cell table:formula="of:=[.A71]+0.01" office:value-type="float" office:value="0.7" calcext:value-type="float">
            <text:p>0.7</text:p>
          </table:table-cell>
          <table:table-cell table:formula="of:=[.C72]+[.D72]+[.E72]" office:value-type="float" office:value="-0.769272218285664" calcext:value-type="float">
            <text:p>-0.769272218285664</text:p>
          </table:table-cell>
          <table:table-cell table:formula="of:=SIN(2*PI()*[.A72])" office:value-type="float" office:value="-0.951056516295154" calcext:value-type="float">
            <text:p>-0.951056516295154</text:p>
          </table:table-cell>
          <table:table-cell table:formula="of:=0.2*SIN(2*PI()*6*[.A72])" office:value-type="float" office:value="0.190211303259032" calcext:value-type="float">
            <text:p>0.190211303259032</text:p>
          </table:table-cell>
          <table:table-cell table:formula="of:=0.075-0.15*RAND()" office:value-type="float" office:value="-0.00842700524954125" calcext:value-type="float">
            <text:p>-0.008427005249541</text:p>
          </table:table-cell>
        </table:table-row>
        <table:table-row table:style-name="ro1">
          <table:table-cell table:formula="of:=[.A72]+0.01" office:value-type="float" office:value="0.71" calcext:value-type="float">
            <text:p>0.71</text:p>
          </table:table-cell>
          <table:table-cell table:formula="of:=[.C73]+[.D73]+[.E73]" office:value-type="float" office:value="-0.718710097502245" calcext:value-type="float">
            <text:p>-0.718710097502245</text:p>
          </table:table-cell>
          <table:table-cell table:formula="of:=SIN(2*PI()*[.A73])" office:value-type="float" office:value="-0.968583161128632" calcext:value-type="float">
            <text:p>-0.968583161128632</text:p>
          </table:table-cell>
          <table:table-cell table:formula="of:=0.2*SIN(2*PI()*6*[.A73])" office:value-type="float" office:value="0.199605345685654" calcext:value-type="float">
            <text:p>0.199605345685654</text:p>
          </table:table-cell>
          <table:table-cell table:formula="of:=0.075-0.15*RAND()" office:value-type="float" office:value="0.0502677179407328" calcext:value-type="float">
            <text:p>0.050267717940733</text:p>
          </table:table-cell>
        </table:table-row>
        <table:table-row table:style-name="ro1">
          <table:table-cell table:formula="of:=[.A73]+0.01" office:value-type="float" office:value="0.72" calcext:value-type="float">
            <text:p>0.72</text:p>
          </table:table-cell>
          <table:table-cell table:formula="of:=[.C74]+[.D74]+[.E74]" office:value-type="float" office:value="-0.803368676123664" calcext:value-type="float">
            <text:p>-0.803368676123664</text:p>
          </table:table-cell>
          <table:table-cell table:formula="of:=SIN(2*PI()*[.A74])" office:value-type="float" office:value="-0.982287250728689" calcext:value-type="float">
            <text:p>-0.982287250728689</text:p>
          </table:table-cell>
          <table:table-cell table:formula="of:=0.2*SIN(2*PI()*6*[.A74])" office:value-type="float" office:value="0.180965410493203" calcext:value-type="float">
            <text:p>0.180965410493203</text:p>
          </table:table-cell>
          <table:table-cell table:formula="of:=0.075-0.15*RAND()" office:value-type="float" office:value="-0.00204683588817715" calcext:value-type="float">
            <text:p>-0.002046835888177</text:p>
          </table:table-cell>
        </table:table-row>
        <table:table-row table:style-name="ro1">
          <table:table-cell table:formula="of:=[.A74]+0.01" office:value-type="float" office:value="0.73" calcext:value-type="float">
            <text:p>0.73</text:p>
          </table:table-cell>
          <table:table-cell table:formula="of:=[.C75]+[.D75]+[.E75]" office:value-type="float" office:value="-0.907140193884137" calcext:value-type="float">
            <text:p>-0.907140193884137</text:p>
          </table:table-cell>
          <table:table-cell table:formula="of:=SIN(2*PI()*[.A75])" office:value-type="float" office:value="-0.992114701314478" calcext:value-type="float">
            <text:p>-0.992114701314478</text:p>
          </table:table-cell>
          <table:table-cell table:formula="of:=0.2*SIN(2*PI()*6*[.A75])" office:value-type="float" office:value="0.136909421185736" calcext:value-type="float">
            <text:p>0.136909421185736</text:p>
          </table:table-cell>
          <table:table-cell table:formula="of:=0.075-0.15*RAND()" office:value-type="float" office:value="-0.0519349137553945" calcext:value-type="float">
            <text:p>-0.051934913755395</text:p>
          </table:table-cell>
        </table:table-row>
        <table:table-row table:style-name="ro1">
          <table:table-cell table:formula="of:=[.A75]+0.01" office:value-type="float" office:value="0.74" calcext:value-type="float">
            <text:p>0.74</text:p>
          </table:table-cell>
          <table:table-cell table:formula="of:=[.C76]+[.D76]+[.E76]" office:value-type="float" office:value="-0.88386322568549" calcext:value-type="float">
            <text:p>-0.88386322568549</text:p>
          </table:table-cell>
          <table:table-cell table:formula="of:=SIN(2*PI()*[.A76])" office:value-type="float" office:value="-0.998026728428272" calcext:value-type="float">
            <text:p>-0.998026728428272</text:p>
          </table:table-cell>
          <table:table-cell table:formula="of:=0.2*SIN(2*PI()*6*[.A76])" office:value-type="float" office:value="0.0736249105369328" calcext:value-type="float">
            <text:p>0.073624910536933</text:p>
          </table:table-cell>
          <table:table-cell table:formula="of:=0.075-0.15*RAND()" office:value-type="float" office:value="0.0405385922058485" calcext:value-type="float">
            <text:p>0.040538592205849</text:p>
          </table:table-cell>
        </table:table-row>
        <table:table-row table:style-name="ro1">
          <table:table-cell table:formula="of:=[.A76]+0.01" office:value-type="float" office:value="0.75" calcext:value-type="float">
            <text:p>0.75</text:p>
          </table:table-cell>
          <table:table-cell table:formula="of:=[.C77]+[.D77]+[.E77]" office:value-type="float" office:value="-1.06536437418545" calcext:value-type="float">
            <text:p>-1.06536437418545</text:p>
          </table:table-cell>
          <table:table-cell table:formula="of:=SIN(2*PI()*[.A77])" office:value-type="float" office:value="-1" calcext:value-type="float">
            <text:p>-1</text:p>
          </table:table-cell>
          <table:table-cell table:formula="of:=0.2*SIN(2*PI()*6*[.A77])" office:value-type="float" office:value="-3.33227725495398E-015" calcext:value-type="float">
            <text:p>-3.33227725495398E-15</text:p>
          </table:table-cell>
          <table:table-cell table:formula="of:=0.075-0.15*RAND()" office:value-type="float" office:value="-0.0653643741854467" calcext:value-type="float">
            <text:p>-0.065364374185447</text:p>
          </table:table-cell>
        </table:table-row>
        <table:table-row table:style-name="ro1">
          <table:table-cell table:formula="of:=[.A77]+0.01" office:value-type="float" office:value="0.76" calcext:value-type="float">
            <text:p>0.76</text:p>
          </table:table-cell>
          <table:table-cell table:formula="of:=[.C78]+[.D78]+[.E78]" office:value-type="float" office:value="-1.10736663668891" calcext:value-type="float">
            <text:p>-1.10736663668891</text:p>
          </table:table-cell>
          <table:table-cell table:formula="of:=SIN(2*PI()*[.A78])" office:value-type="float" office:value="-0.998026728428271" calcext:value-type="float">
            <text:p>-0.998026728428271</text:p>
          </table:table-cell>
          <table:table-cell table:formula="of:=0.2*SIN(2*PI()*6*[.A78])" office:value-type="float" office:value="-0.0736249105369383" calcext:value-type="float">
            <text:p>-0.073624910536938</text:p>
          </table:table-cell>
          <table:table-cell table:formula="of:=0.075-0.15*RAND()" office:value-type="float" office:value="-0.0357149977236986" calcext:value-type="float">
            <text:p>-0.035714997723699</text:p>
          </table:table-cell>
        </table:table-row>
        <table:table-row table:style-name="ro1">
          <table:table-cell table:formula="of:=[.A78]+0.01" office:value-type="float" office:value="0.77" calcext:value-type="float">
            <text:p>0.77</text:p>
          </table:table-cell>
          <table:table-cell table:formula="of:=[.C79]+[.D79]+[.E79]" office:value-type="float" office:value="-1.10468512939604" calcext:value-type="float">
            <text:p>-1.10468512939604</text:p>
          </table:table-cell>
          <table:table-cell table:formula="of:=SIN(2*PI()*[.A79])" office:value-type="float" office:value="-0.992114701314478" calcext:value-type="float">
            <text:p>-0.992114701314478</text:p>
          </table:table-cell>
          <table:table-cell table:formula="of:=0.2*SIN(2*PI()*6*[.A79])" office:value-type="float" office:value="-0.13690942118574" calcext:value-type="float">
            <text:p>-0.13690942118574</text:p>
          </table:table-cell>
          <table:table-cell table:formula="of:=0.075-0.15*RAND()" office:value-type="float" office:value="0.0243389931041747" calcext:value-type="float">
            <text:p>0.024338993104175</text:p>
          </table:table-cell>
        </table:table-row>
        <table:table-row table:style-name="ro1">
          <table:table-cell table:formula="of:=[.A79]+0.01" office:value-type="float" office:value="0.78" calcext:value-type="float">
            <text:p>0.78</text:p>
          </table:table-cell>
          <table:table-cell table:formula="of:=[.C80]+[.D80]+[.E80]" office:value-type="float" office:value="-1.11282899493421" calcext:value-type="float">
            <text:p>-1.11282899493421</text:p>
          </table:table-cell>
          <table:table-cell table:formula="of:=SIN(2*PI()*[.A80])" office:value-type="float" office:value="-0.982287250728688" calcext:value-type="float">
            <text:p>-0.982287250728688</text:p>
          </table:table-cell>
          <table:table-cell table:formula="of:=0.2*SIN(2*PI()*6*[.A80])" office:value-type="float" office:value="-0.180965410493205" calcext:value-type="float">
            <text:p>-0.180965410493205</text:p>
          </table:table-cell>
          <table:table-cell table:formula="of:=0.075-0.15*RAND()" office:value-type="float" office:value="0.0504236662876792" calcext:value-type="float">
            <text:p>0.050423666287679</text:p>
          </table:table-cell>
        </table:table-row>
        <table:table-row table:style-name="ro1">
          <table:table-cell table:formula="of:=[.A80]+0.01" office:value-type="float" office:value="0.790000000000001" calcext:value-type="float">
            <text:p>0.790000000000001</text:p>
          </table:table-cell>
          <table:table-cell table:formula="of:=[.C81]+[.D81]+[.E81]" office:value-type="float" office:value="-1.12742602978377" calcext:value-type="float">
            <text:p>-1.12742602978377</text:p>
          </table:table-cell>
          <table:table-cell table:formula="of:=SIN(2*PI()*[.A81])" office:value-type="float" office:value="-0.96858316112863" calcext:value-type="float">
            <text:p>-0.96858316112863</text:p>
          </table:table-cell>
          <table:table-cell table:formula="of:=0.2*SIN(2*PI()*6*[.A81])" office:value-type="float" office:value="-0.199605345685655" calcext:value-type="float">
            <text:p>-0.199605345685655</text:p>
          </table:table-cell>
          <table:table-cell table:formula="of:=0.075-0.15*RAND()" office:value-type="float" office:value="0.0407624770305119" calcext:value-type="float">
            <text:p>0.040762477030512</text:p>
          </table:table-cell>
        </table:table-row>
        <table:table-row table:style-name="ro1">
          <table:table-cell table:formula="of:=[.A81]+0.01" office:value-type="float" office:value="0.8" calcext:value-type="float">
            <text:p>0.8</text:p>
          </table:table-cell>
          <table:table-cell table:formula="of:=[.C82]+[.D82]+[.E82]" office:value-type="float" office:value="-1.17031387525202" calcext:value-type="float">
            <text:p>-1.17031387525202</text:p>
          </table:table-cell>
          <table:table-cell table:formula="of:=SIN(2*PI()*[.A82])" office:value-type="float" office:value="-0.951056516295153" calcext:value-type="float">
            <text:p>-0.951056516295153</text:p>
          </table:table-cell>
          <table:table-cell table:formula="of:=0.2*SIN(2*PI()*6*[.A82])" office:value-type="float" office:value="-0.19021130325903" calcext:value-type="float">
            <text:p>-0.19021130325903</text:p>
          </table:table-cell>
          <table:table-cell table:formula="of:=0.075-0.15*RAND()" office:value-type="float" office:value="-0.029046055697836" calcext:value-type="float">
            <text:p>-0.029046055697836</text:p>
          </table:table-cell>
        </table:table-row>
        <table:table-row table:style-name="ro1">
          <table:table-cell table:formula="of:=[.A82]+0.01" office:value-type="float" office:value="0.810000000000001" calcext:value-type="float">
            <text:p>0.810000000000001</text:p>
          </table:table-cell>
          <table:table-cell table:formula="of:=[.C83]+[.D83]+[.E83]" office:value-type="float" office:value="-1.14612851956655" calcext:value-type="float">
            <text:p>-1.14612851956655</text:p>
          </table:table-cell>
          <table:table-cell table:formula="of:=SIN(2*PI()*[.A83])" office:value-type="float" office:value="-0.92977648588825" calcext:value-type="float">
            <text:p>-0.92977648588825</text:p>
          </table:table-cell>
          <table:table-cell table:formula="of:=0.2*SIN(2*PI()*6*[.A83])" office:value-type="float" office:value="-0.154102648555156" calcext:value-type="float">
            <text:p>-0.154102648555156</text:p>
          </table:table-cell>
          <table:table-cell table:formula="of:=0.075-0.15*RAND()" office:value-type="float" office:value="-0.0622493851231411" calcext:value-type="float">
            <text:p>-0.062249385123141</text:p>
          </table:table-cell>
        </table:table-row>
        <table:table-row table:style-name="ro1">
          <table:table-cell table:formula="of:=[.A83]+0.01" office:value-type="float" office:value="0.82" calcext:value-type="float">
            <text:p>0.82</text:p>
          </table:table-cell>
          <table:table-cell table:formula="of:=[.C84]+[.D84]+[.E84]" office:value-type="float" office:value="-0.992509201722348" calcext:value-type="float">
            <text:p>-0.992509201722348</text:p>
          </table:table-cell>
          <table:table-cell table:formula="of:=SIN(2*PI()*[.A84])" office:value-type="float" office:value="-0.904827052466018" calcext:value-type="float">
            <text:p>-0.904827052466018</text:p>
          </table:table-cell>
          <table:table-cell table:formula="of:=0.2*SIN(2*PI()*6*[.A84])" office:value-type="float" office:value="-0.0963507348203397" calcext:value-type="float">
            <text:p>-0.09635073482034</text:p>
          </table:table-cell>
          <table:table-cell table:formula="of:=0.075-0.15*RAND()" office:value-type="float" office:value="0.00866858556400985" calcext:value-type="float">
            <text:p>0.00866858556401</text:p>
          </table:table-cell>
        </table:table-row>
        <table:table-row table:style-name="ro1">
          <table:table-cell table:formula="of:=[.A84]+0.01" office:value-type="float" office:value="0.83" calcext:value-type="float">
            <text:p>0.83</text:p>
          </table:table-cell>
          <table:table-cell table:formula="of:=[.C85]+[.D85]+[.E85]" office:value-type="float" office:value="-0.949711346709363" calcext:value-type="float">
            <text:p>-0.949711346709363</text:p>
          </table:table-cell>
          <table:table-cell table:formula="of:=SIN(2*PI()*[.A85])" office:value-type="float" office:value="-0.876306680043862" calcext:value-type="float">
            <text:p>-0.876306680043862</text:p>
          </table:table-cell>
          <table:table-cell table:formula="of:=0.2*SIN(2*PI()*6*[.A85])" office:value-type="float" office:value="-0.0250666467128574" calcext:value-type="float">
            <text:p>-0.025066646712858</text:p>
          </table:table-cell>
          <table:table-cell table:formula="of:=0.075-0.15*RAND()" office:value-type="float" office:value="-0.0483380199526437" calcext:value-type="float">
            <text:p>-0.048338019952644</text:p>
          </table:table-cell>
        </table:table-row>
        <table:table-row table:style-name="ro1">
          <table:table-cell table:formula="of:=[.A85]+0.01" office:value-type="float" office:value="0.84" calcext:value-type="float">
            <text:p>0.84</text:p>
          </table:table-cell>
          <table:table-cell table:formula="of:=[.C86]+[.D86]+[.E86]" office:value-type="float" office:value="-0.76069289657447" calcext:value-type="float">
            <text:p>-0.76069289657447</text:p>
          </table:table-cell>
          <table:table-cell table:formula="of:=SIN(2*PI()*[.A86])" office:value-type="float" office:value="-0.844327925502014" calcext:value-type="float">
            <text:p>-0.844327925502014</text:p>
          </table:table-cell>
          <table:table-cell table:formula="of:=0.2*SIN(2*PI()*6*[.A86])" office:value-type="float" office:value="0.0497379774329746" calcext:value-type="float">
            <text:p>0.049737977432975</text:p>
          </table:table-cell>
          <table:table-cell table:formula="of:=0.075-0.15*RAND()" office:value-type="float" office:value="0.0338970514945686" calcext:value-type="float">
            <text:p>0.033897051494569</text:p>
          </table:table-cell>
        </table:table-row>
        <table:table-row table:style-name="ro1">
          <table:table-cell table:formula="of:=[.A86]+0.01" office:value-type="float" office:value="0.850000000000001" calcext:value-type="float">
            <text:p>0.850000000000001</text:p>
          </table:table-cell>
          <table:table-cell table:formula="of:=[.C87]+[.D87]+[.E87]" office:value-type="float" office:value="-0.685633647782993" calcext:value-type="float">
            <text:p>-0.685633647782993</text:p>
          </table:table-cell>
          <table:table-cell table:formula="of:=SIN(2*PI()*[.A87])" office:value-type="float" office:value="-0.809016994374945" calcext:value-type="float">
            <text:p>-0.809016994374945</text:p>
          </table:table-cell>
          <table:table-cell table:formula="of:=0.2*SIN(2*PI()*6*[.A87])" office:value-type="float" office:value="0.117557050458497" calcext:value-type="float">
            <text:p>0.117557050458497</text:p>
          </table:table-cell>
          <table:table-cell table:formula="of:=0.075-0.15*RAND()" office:value-type="float" office:value="0.00582629613345489" calcext:value-type="float">
            <text:p>0.005826296133455</text:p>
          </table:table-cell>
        </table:table-row>
        <table:table-row table:style-name="ro1">
          <table:table-cell table:formula="of:=[.A87]+0.01" office:value-type="float" office:value="0.860000000000001" calcext:value-type="float">
            <text:p>0.860000000000001</text:p>
          </table:table-cell>
          <table:table-cell table:formula="of:=[.C88]+[.D88]+[.E88]" office:value-type="float" office:value="-0.587803743041765" calcext:value-type="float">
            <text:p>-0.587803743041765</text:p>
          </table:table-cell>
          <table:table-cell table:formula="of:=SIN(2*PI()*[.A88])" office:value-type="float" office:value="-0.770513242775787" calcext:value-type="float">
            <text:p>-0.770513242775787</text:p>
          </table:table-cell>
          <table:table-cell table:formula="of:=0.2*SIN(2*PI()*6*[.A88])" office:value-type="float" office:value="0.168865585100405" calcext:value-type="float">
            <text:p>0.168865585100405</text:p>
          </table:table-cell>
          <table:table-cell table:formula="of:=0.075-0.15*RAND()" office:value-type="float" office:value="0.0138439146336168" calcext:value-type="float">
            <text:p>0.013843914633617</text:p>
          </table:table-cell>
        </table:table-row>
        <table:table-row table:style-name="ro1">
          <table:table-cell table:formula="of:=[.A88]+0.01" office:value-type="float" office:value="0.87" calcext:value-type="float">
            <text:p>0.87</text:p>
          </table:table-cell>
          <table:table-cell table:formula="of:=[.C89]+[.D89]+[.E89]" office:value-type="float" office:value="-0.537193042401565" calcext:value-type="float">
            <text:p>-0.537193042401565</text:p>
          </table:table-cell>
          <table:table-cell table:formula="of:=SIN(2*PI()*[.A89])" office:value-type="float" office:value="-0.728968627421409" calcext:value-type="float">
            <text:p>-0.728968627421409</text:p>
          </table:table-cell>
          <table:table-cell table:formula="of:=0.2*SIN(2*PI()*6*[.A89])" office:value-type="float" office:value="0.196457450145738" calcext:value-type="float">
            <text:p>0.196457450145738</text:p>
          </table:table-cell>
          <table:table-cell table:formula="of:=0.075-0.15*RAND()" office:value-type="float" office:value="-0.00468186512589455" calcext:value-type="float">
            <text:p>-0.004681865125895</text:p>
          </table:table-cell>
        </table:table-row>
        <table:table-row table:style-name="ro1">
          <table:table-cell table:formula="of:=[.A89]+0.01" office:value-type="float" office:value="0.88" calcext:value-type="float">
            <text:p>0.88</text:p>
          </table:table-cell>
          <table:table-cell table:formula="of:=[.C90]+[.D90]+[.E90]" office:value-type="float" office:value="-0.560246854183186" calcext:value-type="float">
            <text:p>-0.560246854183186</text:p>
          </table:table-cell>
          <table:table-cell table:formula="of:=SIN(2*PI()*[.A90])" office:value-type="float" office:value="-0.684547105928686" calcext:value-type="float">
            <text:p>-0.684547105928686</text:p>
          </table:table-cell>
          <table:table-cell table:formula="of:=0.2*SIN(2*PI()*6*[.A90])" office:value-type="float" office:value="0.196457450145737" calcext:value-type="float">
            <text:p>0.196457450145737</text:p>
          </table:table-cell>
          <table:table-cell table:formula="of:=0.075-0.15*RAND()" office:value-type="float" office:value="-0.0721571984002367" calcext:value-type="float">
            <text:p>-0.072157198400237</text:p>
          </table:table-cell>
        </table:table-row>
        <table:table-row table:style-name="ro1">
          <table:table-cell table:formula="of:=[.A90]+0.01" office:value-type="float" office:value="0.890000000000001" calcext:value-type="float">
            <text:p>0.890000000000001</text:p>
          </table:table-cell>
          <table:table-cell table:formula="of:=[.C91]+[.D91]+[.E91]" office:value-type="float" office:value="-0.436073235534207" calcext:value-type="float">
            <text:p>-0.436073235534207</text:p>
          </table:table-cell>
          <table:table-cell table:formula="of:=SIN(2*PI()*[.A91])" office:value-type="float" office:value="-0.637423989748687" calcext:value-type="float">
            <text:p>-0.637423989748687</text:p>
          </table:table-cell>
          <table:table-cell table:formula="of:=0.2*SIN(2*PI()*6*[.A91])" office:value-type="float" office:value="0.168865585100401" calcext:value-type="float">
            <text:p>0.168865585100401</text:p>
          </table:table-cell>
          <table:table-cell table:formula="of:=0.075-0.15*RAND()" office:value-type="float" office:value="0.0324851691140793" calcext:value-type="float">
            <text:p>0.032485169114079</text:p>
          </table:table-cell>
        </table:table-row>
        <table:table-row table:style-name="ro1">
          <table:table-cell table:formula="of:=[.A91]+0.01" office:value-type="float" office:value="0.900000000000001" calcext:value-type="float">
            <text:p>0.900000000000001</text:p>
          </table:table-cell>
          <table:table-cell table:formula="of:=[.C92]+[.D92]+[.E92]" office:value-type="float" office:value="-0.474011246739847" calcext:value-type="float">
            <text:p>-0.474011246739847</text:p>
          </table:table-cell>
          <table:table-cell table:formula="of:=SIN(2*PI()*[.A92])" office:value-type="float" office:value="-0.58778525229247" calcext:value-type="float">
            <text:p>-0.58778525229247</text:p>
          </table:table-cell>
          <table:table-cell table:formula="of:=0.2*SIN(2*PI()*6*[.A92])" office:value-type="float" office:value="0.117557050458491" calcext:value-type="float">
            <text:p>0.117557050458491</text:p>
          </table:table-cell>
          <table:table-cell table:formula="of:=0.075-0.15*RAND()" office:value-type="float" office:value="-0.00378304490586742" calcext:value-type="float">
            <text:p>-0.003783044905867</text:p>
          </table:table-cell>
        </table:table-row>
        <table:table-row table:style-name="ro1">
          <table:table-cell table:formula="of:=[.A92]+0.01" office:value-type="float" office:value="0.910000000000001" calcext:value-type="float">
            <text:p>0.910000000000001</text:p>
          </table:table-cell>
          <table:table-cell table:formula="of:=[.C93]+[.D93]+[.E93]" office:value-type="float" office:value="-0.458927442310725" calcext:value-type="float">
            <text:p>-0.458927442310725</text:p>
          </table:table-cell>
          <table:table-cell table:formula="of:=SIN(2*PI()*[.A93])" office:value-type="float" office:value="-0.535826794978993" calcext:value-type="float">
            <text:p>-0.535826794978993</text:p>
          </table:table-cell>
          <table:table-cell table:formula="of:=0.2*SIN(2*PI()*6*[.A93])" office:value-type="float" office:value="0.0497379774329675" calcext:value-type="float">
            <text:p>0.049737977432968</text:p>
          </table:table-cell>
          <table:table-cell table:formula="of:=0.075-0.15*RAND()" office:value-type="float" office:value="0.0271613752353005" calcext:value-type="float">
            <text:p>0.027161375235301</text:p>
          </table:table-cell>
        </table:table-row>
        <table:table-row table:style-name="ro1">
          <table:table-cell table:formula="of:=[.A93]+0.01" office:value-type="float" office:value="0.92" calcext:value-type="float">
            <text:p>0.92</text:p>
          </table:table-cell>
          <table:table-cell table:formula="of:=[.C94]+[.D94]+[.E94]" office:value-type="float" office:value="-0.467965467960303" calcext:value-type="float">
            <text:p>-0.467965467960303</text:p>
          </table:table-cell>
          <table:table-cell table:formula="of:=SIN(2*PI()*[.A94])" office:value-type="float" office:value="-0.481753674101712" calcext:value-type="float">
            <text:p>-0.481753674101712</text:p>
          </table:table-cell>
          <table:table-cell table:formula="of:=0.2*SIN(2*PI()*6*[.A94])" office:value-type="float" office:value="-0.0250666467128654" calcext:value-type="float">
            <text:p>-0.025066646712865</text:p>
          </table:table-cell>
          <table:table-cell table:formula="of:=0.075-0.15*RAND()" office:value-type="float" office:value="0.0388548528542742" calcext:value-type="float">
            <text:p>0.038854852854274</text:p>
          </table:table-cell>
        </table:table-row>
        <table:table-row table:style-name="ro1">
          <table:table-cell table:formula="of:=[.A94]+0.01" office:value-type="float" office:value="0.930000000000001" calcext:value-type="float">
            <text:p>0.930000000000001</text:p>
          </table:table-cell>
          <table:table-cell table:formula="of:=[.C95]+[.D95]+[.E95]" office:value-type="float" office:value="-0.580964500802797" calcext:value-type="float">
            <text:p>-0.580964500802797</text:p>
          </table:table-cell>
          <table:table-cell table:formula="of:=SIN(2*PI()*[.A95])" office:value-type="float" office:value="-0.42577929156507" calcext:value-type="float">
            <text:p>-0.42577929156507</text:p>
          </table:table-cell>
          <table:table-cell table:formula="of:=0.2*SIN(2*PI()*6*[.A95])" office:value-type="float" office:value="-0.0963507348203467" calcext:value-type="float">
            <text:p>-0.096350734820347</text:p>
          </table:table-cell>
          <table:table-cell table:formula="of:=0.075-0.15*RAND()" office:value-type="float" office:value="-0.058834474417381" calcext:value-type="float">
            <text:p>-0.058834474417381</text:p>
          </table:table-cell>
        </table:table-row>
        <table:table-row table:style-name="ro1">
          <table:table-cell table:formula="of:=[.A95]+0.01" office:value-type="float" office:value="0.940000000000001" calcext:value-type="float">
            <text:p>0.940000000000001</text:p>
          </table:table-cell>
          <table:table-cell table:formula="of:=[.C96]+[.D96]+[.E96]" office:value-type="float" office:value="-0.532402263781219" calcext:value-type="float">
            <text:p>-0.532402263781219</text:p>
          </table:table-cell>
          <table:table-cell table:formula="of:=SIN(2*PI()*[.A96])" office:value-type="float" office:value="-0.368124552684674" calcext:value-type="float">
            <text:p>-0.368124552684674</text:p>
          </table:table-cell>
          <table:table-cell table:formula="of:=0.2*SIN(2*PI()*6*[.A96])" office:value-type="float" office:value="-0.15410264855516" calcext:value-type="float">
            <text:p>-0.15410264855516</text:p>
          </table:table-cell>
          <table:table-cell table:formula="of:=0.075-0.15*RAND()" office:value-type="float" office:value="-0.0101750625413843" calcext:value-type="float">
            <text:p>-0.010175062541384</text:p>
          </table:table-cell>
        </table:table-row>
        <table:table-row table:style-name="ro1">
          <table:table-cell table:formula="of:=[.A96]+0.01" office:value-type="float" office:value="0.950000000000001" calcext:value-type="float">
            <text:p>0.950000000000001</text:p>
          </table:table-cell>
          <table:table-cell table:formula="of:=[.C97]+[.D97]+[.E97]" office:value-type="float" office:value="-0.491711254284178" calcext:value-type="float">
            <text:p>-0.491711254284178</text:p>
          </table:table-cell>
          <table:table-cell table:formula="of:=SIN(2*PI()*[.A97])" office:value-type="float" office:value="-0.309016994374944" calcext:value-type="float">
            <text:p>-0.309016994374944</text:p>
          </table:table-cell>
          <table:table-cell table:formula="of:=0.2*SIN(2*PI()*6*[.A97])" office:value-type="float" office:value="-0.190211303259032" calcext:value-type="float">
            <text:p>-0.190211303259032</text:p>
          </table:table-cell>
          <table:table-cell table:formula="of:=0.075-0.15*RAND()" office:value-type="float" office:value="0.00751704334979877" calcext:value-type="float">
            <text:p>0.007517043349799</text:p>
          </table:table-cell>
        </table:table-row>
        <table:table-row table:style-name="ro1">
          <table:table-cell table:formula="of:=[.A97]+0.01" office:value-type="float" office:value="0.960000000000001" calcext:value-type="float">
            <text:p>0.960000000000001</text:p>
          </table:table-cell>
          <table:table-cell table:formula="of:=[.C98]+[.D98]+[.E98]" office:value-type="float" office:value="-0.520388440204697" calcext:value-type="float">
            <text:p>-0.520388440204697</text:p>
          </table:table-cell>
          <table:table-cell table:formula="of:=SIN(2*PI()*[.A98])" office:value-type="float" office:value="-0.248689887164851" calcext:value-type="float">
            <text:p>-0.248689887164851</text:p>
          </table:table-cell>
          <table:table-cell table:formula="of:=0.2*SIN(2*PI()*6*[.A98])" office:value-type="float" office:value="-0.199605345685654" calcext:value-type="float">
            <text:p>-0.199605345685654</text:p>
          </table:table-cell>
          <table:table-cell table:formula="of:=0.075-0.15*RAND()" office:value-type="float" office:value="-0.0720932073541917" calcext:value-type="float">
            <text:p>-0.072093207354192</text:p>
          </table:table-cell>
        </table:table-row>
        <table:table-row table:style-name="ro1">
          <table:table-cell table:formula="of:=[.A98]+0.01" office:value-type="float" office:value="0.970000000000001" calcext:value-type="float">
            <text:p>0.970000000000001</text:p>
          </table:table-cell>
          <table:table-cell table:formula="of:=[.C99]+[.D99]+[.E99]" office:value-type="float" office:value="-0.418539439899074" calcext:value-type="float">
            <text:p>-0.418539439899074</text:p>
          </table:table-cell>
          <table:table-cell table:formula="of:=SIN(2*PI()*[.A99])" office:value-type="float" office:value="-0.187381314585721" calcext:value-type="float">
            <text:p>-0.187381314585721</text:p>
          </table:table-cell>
          <table:table-cell table:formula="of:=0.2*SIN(2*PI()*6*[.A99])" office:value-type="float" office:value="-0.180965410493202" calcext:value-type="float">
            <text:p>-0.180965410493202</text:p>
          </table:table-cell>
          <table:table-cell table:formula="of:=0.075-0.15*RAND()" office:value-type="float" office:value="-0.0501927148201503" calcext:value-type="float">
            <text:p>-0.05019271482015</text:p>
          </table:table-cell>
        </table:table-row>
        <table:table-row table:style-name="ro1">
          <table:table-cell table:formula="of:=[.A99]+0.01" office:value-type="float" office:value="0.980000000000001" calcext:value-type="float">
            <text:p>0.980000000000001</text:p>
          </table:table-cell>
          <table:table-cell table:formula="of:=[.C100]+[.D100]+[.E100]" office:value-type="float" office:value="-0.289388246267945" calcext:value-type="float">
            <text:p>-0.289388246267945</text:p>
          </table:table-cell>
          <table:table-cell table:formula="of:=SIN(2*PI()*[.A100])" office:value-type="float" office:value="-0.1253332335643" calcext:value-type="float">
            <text:p>-0.1253332335643</text:p>
          </table:table-cell>
          <table:table-cell table:formula="of:=0.2*SIN(2*PI()*6*[.A100])" office:value-type="float" office:value="-0.136909421185734" calcext:value-type="float">
            <text:p>-0.136909421185734</text:p>
          </table:table-cell>
          <table:table-cell table:formula="of:=0.075-0.15*RAND()" office:value-type="float" office:value="-0.0271455915179104" calcext:value-type="float">
            <text:p>-0.02714559151791</text:p>
          </table:table-cell>
        </table:table-row>
        <table:table-row table:style-name="ro1">
          <table:table-cell table:formula="of:=[.A100]+0.01" office:value-type="float" office:value="0.990000000000001" calcext:value-type="float">
            <text:p>0.990000000000001</text:p>
          </table:table-cell>
          <table:table-cell table:formula="of:=[.C101]+[.D101]+[.E101]" office:value-type="float" office:value="-0.146330425691391" calcext:value-type="float">
            <text:p>-0.146330425691391</text:p>
          </table:table-cell>
          <table:table-cell table:formula="of:=SIN(2*PI()*[.A101])" office:value-type="float" office:value="-0.0627905195293097" calcext:value-type="float">
            <text:p>-0.06279051952931</text:p>
          </table:table-cell>
          <table:table-cell table:formula="of:=0.2*SIN(2*PI()*6*[.A101])" office:value-type="float" office:value="-0.0736249105369315" calcext:value-type="float">
            <text:p>-0.073624910536932</text:p>
          </table:table-cell>
          <table:table-cell table:formula="of:=0.075-0.15*RAND()" office:value-type="float" office:value="-0.00991499562514946" calcext:value-type="float">
            <text:p>-0.009914995625149</text:p>
          </table:table-cell>
        </table:table-row>
        <table:table-row table:style-name="ro1">
          <table:table-cell table:formula="of:=[.A101]+0.01" office:value-type="float" office:value="1" calcext:value-type="float">
            <text:p>1</text:p>
          </table:table-cell>
          <table:table-cell table:formula="of:=[.C102]+[.D102]+[.E102]" office:value-type="float" office:value="-0.0451570387696751" calcext:value-type="float">
            <text:p>-0.045157038769675</text:p>
          </table:table-cell>
          <table:table-cell table:formula="of:=SIN(2*PI()*[.A102])" office:value-type="float" office:value="4.19596273867116E-015" calcext:value-type="float">
            <text:p>4.19596273867116E-15</text:p>
          </table:table-cell>
          <table:table-cell table:formula="of:=0.2*SIN(2*PI()*6*[.A102])" office:value-type="float" office:value="5.39042665428544E-015" calcext:value-type="float">
            <text:p>5.39042665428544E-15</text:p>
          </table:table-cell>
          <table:table-cell table:formula="of:=0.075-0.15*RAND()" office:value-type="float" office:value="-0.0451570387696847" calcext:value-type="float">
            <text:p>-0.04515703876968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34220445691608" calcext:value-type="float">
            <text:p>-0,043422044569161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79463091167695" calcext:value-type="float">
            <text:p>0,179463091167695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0.249711500764277" calcext:value-type="float">
            <text:p>0,249711500764277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389117228799197" calcext:value-type="float">
            <text:p>0,389117228799197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380711366153704" calcext:value-type="float">
            <text:p>0,38071136615370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566319761640786" calcext:value-type="float">
            <text:p>0,566319761640786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0.525342147659209" calcext:value-type="float">
            <text:p>0,525342147659209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560194731372171" calcext:value-type="float">
            <text:p>0,560194731372171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563892302347075" calcext:value-type="float">
            <text:p>0,563892302347075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0.478898538570267" calcext:value-type="float">
            <text:p>0,47889853857026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457627310937696" calcext:value-type="float">
            <text:p>0,457627310937696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534691776924377" calcext:value-type="float">
            <text:p>0,534691776924377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517526594934443" calcext:value-type="float">
            <text:p>0,517526594934443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488068094733981" calcext:value-type="float">
            <text:p>0,488068094733981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0.537322071329873" calcext:value-type="float">
            <text:p>0,537322071329873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743468234982611" calcext:value-type="float">
            <text:p>0,743468234982611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721131810961962" calcext:value-type="float">
            <text:p>0,721131810961962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0.94956230417752" calcext:value-type="float">
            <text:p>0,94956230417752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1.06503078090646" calcext:value-type="float">
            <text:p>1,06503078090646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1.05804387428826" calcext:value-type="float">
            <text:p>1,0580438742882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09314946710655" calcext:value-type="float">
            <text:p>1,09314946710655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1.15453591069217" calcext:value-type="float">
            <text:p>1,15453591069217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1.12069636548008" calcext:value-type="float">
            <text:p>1,12069636548008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1.0912677308739" calcext:value-type="float">
            <text:p>1,0912677308739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1.10782556097497" calcext:value-type="float">
            <text:p>1,1078255609749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972656095726415" calcext:value-type="float">
            <text:p>0,972656095726415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0.952577147762345" calcext:value-type="float">
            <text:p>0,952577147762345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0.912166268045421" calcext:value-type="float">
            <text:p>0,912166268045421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0.741645576765747" calcext:value-type="float">
            <text:p>0,741645576765747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0.776685639675033" calcext:value-type="float">
            <text:p>0,77668563967503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793606482878863" calcext:value-type="float">
            <text:p>0,793606482878863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0.739646497068103" calcext:value-type="float">
            <text:p>0,739646497068103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0.77318541984509" calcext:value-type="float">
            <text:p>0,77318541984509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0.808356674574923" calcext:value-type="float">
            <text:p>0,808356674574923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0.911128704127501" calcext:value-type="float">
            <text:p>0,911128704127501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856137345808575" calcext:value-type="float">
            <text:p>0,856137345808575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1.01245338593914" calcext:value-type="float">
            <text:p>1,01245338593914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0.892274467068832" calcext:value-type="float">
            <text:p>0,892274467068832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0.909935184828158" calcext:value-type="float">
            <text:p>0,909935184828158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0.793325795706499" calcext:value-type="float">
            <text:p>0,793325795706499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689072086813564" calcext:value-type="float">
            <text:p>0,689072086813564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0.607501017465041" calcext:value-type="float">
            <text:p>0,607501017465041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0.388654679768387" calcext:value-type="float">
            <text:p>0,388654679768387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0.281390327817547" calcext:value-type="float">
            <text:p>0,281390327817547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0.184952568394115" calcext:value-type="float">
            <text:p>0,18495256839411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192719865886386" calcext:value-type="float">
            <text:p>0,192719865886386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-0.0202008354961136" calcext:value-type="float">
            <text:p>-0,020200835496114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-0.00703818792206083" calcext:value-type="float">
            <text:p>-0,007038187922061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-0.0582043191293293" calcext:value-type="float">
            <text:p>-0,058204319129329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0.0499957497697757" calcext:value-type="float">
            <text:p>0,04999574976977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519980894518085" calcext:value-type="float">
            <text:p>0,051998089451809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0.064517509122336" calcext:value-type="float">
            <text:p>0,064517509122336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-0.0345225798323711" calcext:value-type="float">
            <text:p>-0,034522579832371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-0.0384525356352452" calcext:value-type="float">
            <text:p>-0,038452535635245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-0.0244819744006562" calcext:value-type="float">
            <text:p>-0,02448197440065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-0.0854463391987489" calcext:value-type="float">
            <text:p>-0,085446339198749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-0.275836562857486" calcext:value-type="float">
            <text:p>-0,275836562857486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-0.311959248091352" calcext:value-type="float">
            <text:p>-0,311959248091352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-0.451737065693038" calcext:value-type="float">
            <text:p>-0,451737065693038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-0.588227848161268" calcext:value-type="float">
            <text:p>-0,58822784816126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-0.720211372443184" calcext:value-type="float">
            <text:p>-0,720211372443184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-0.808040874121387" calcext:value-type="float">
            <text:p>-0,808040874121387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-0.888089805123551" calcext:value-type="float">
            <text:p>-0,888089805123551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-0.88758374845294" calcext:value-type="float">
            <text:p>-0,88758374845294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-0.971961911135134" calcext:value-type="float">
            <text:p>-0,971961911135134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-0.892414141046365" calcext:value-type="float">
            <text:p>-0,892414141046365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-0.904874768917093" calcext:value-type="float">
            <text:p>-0,904874768917093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-0.880558090098808" calcext:value-type="float">
            <text:p>-0,880558090098808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-0.770865155274207" calcext:value-type="float">
            <text:p>-0,770865155274207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-0.831427494485037" calcext:value-type="float">
            <text:p>-0,831427494485037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-0.826959061065759" calcext:value-type="float">
            <text:p>-0,826959061065759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-0.753473049850928" calcext:value-type="float">
            <text:p>-0,753473049850928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-0.752981989046548" calcext:value-type="float">
            <text:p>-0,752981989046548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-0.908024276133968" calcext:value-type="float">
            <text:p>-0,908024276133968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-0.91198092787672" calcext:value-type="float">
            <text:p>-0,91198092787672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-1.06091074000579" calcext:value-type="float">
            <text:p>-1,06091074000579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-1.1321053743503" calcext:value-type="float">
            <text:p>-1,1321053743503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-1.13712582835777" calcext:value-type="float">
            <text:p>-1,13712582835777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-1.20778449250688" calcext:value-type="float">
            <text:p>-1,20778449250688</text:p>
          </table:table-cell>
        </table:table-row>
        <table:table-row table:style-name="ro1">
          <table:table-cell office:value-type="float" office:value="0.790000000000001" calcext:value-type="float">
            <text:p>0,790000000000001</text:p>
          </table:table-cell>
          <table:table-cell office:value-type="float" office:value="-1.23201467956659" calcext:value-type="float">
            <text:p>-1,2320146795665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-1.1640341687278" calcext:value-type="float">
            <text:p>-1,1640341687278</text:p>
          </table:table-cell>
        </table:table-row>
        <table:table-row table:style-name="ro1">
          <table:table-cell office:value-type="float" office:value="0.810000000000001" calcext:value-type="float">
            <text:p>0,810000000000001</text:p>
          </table:table-cell>
          <table:table-cell office:value-type="float" office:value="-1.07937812159099" calcext:value-type="float">
            <text:p>-1,07937812159099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-0.945257995609788" calcext:value-type="float">
            <text:p>-0,945257995609788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-0.933001911502059" calcext:value-type="float">
            <text:p>-0,933001911502059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-0.862348072856399" calcext:value-type="float">
            <text:p>-0,862348072856399</text:p>
          </table:table-cell>
        </table:table-row>
        <table:table-row table:style-name="ro1">
          <table:table-cell office:value-type="float" office:value="0.850000000000001" calcext:value-type="float">
            <text:p>0,850000000000001</text:p>
          </table:table-cell>
          <table:table-cell office:value-type="float" office:value="-0.622987876207367" calcext:value-type="float">
            <text:p>-0,622987876207367</text:p>
          </table:table-cell>
        </table:table-row>
        <table:table-row table:style-name="ro1">
          <table:table-cell office:value-type="float" office:value="0.860000000000001" calcext:value-type="float">
            <text:p>0,860000000000001</text:p>
          </table:table-cell>
          <table:table-cell office:value-type="float" office:value="-0.536525362387944" calcext:value-type="float">
            <text:p>-0,536525362387944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-0.572979510238735" calcext:value-type="float">
            <text:p>-0,572979510238735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-0.510827395530339" calcext:value-type="float">
            <text:p>-0,510827395530339</text:p>
          </table:table-cell>
        </table:table-row>
        <table:table-row table:style-name="ro1">
          <table:table-cell office:value-type="float" office:value="0.890000000000001" calcext:value-type="float">
            <text:p>0,890000000000001</text:p>
          </table:table-cell>
          <table:table-cell office:value-type="float" office:value="-0.537584619114716" calcext:value-type="float">
            <text:p>-0,537584619114716</text:p>
          </table:table-cell>
        </table:table-row>
        <table:table-row table:style-name="ro1">
          <table:table-cell office:value-type="float" office:value="0.900000000000001" calcext:value-type="float">
            <text:p>0,900000000000001</text:p>
          </table:table-cell>
          <table:table-cell office:value-type="float" office:value="-0.475510207804345" calcext:value-type="float">
            <text:p>-0,475510207804345</text:p>
          </table:table-cell>
        </table:table-row>
        <table:table-row table:style-name="ro1">
          <table:table-cell office:value-type="float" office:value="0.910000000000001" calcext:value-type="float">
            <text:p>0,910000000000001</text:p>
          </table:table-cell>
          <table:table-cell office:value-type="float" office:value="-0.419662553773143" calcext:value-type="float">
            <text:p>-0,419662553773143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-0.440017669216459" calcext:value-type="float">
            <text:p>-0,440017669216459</text:p>
          </table:table-cell>
        </table:table-row>
        <table:table-row table:style-name="ro1">
          <table:table-cell office:value-type="float" office:value="0.930000000000001" calcext:value-type="float">
            <text:p>0,930000000000001</text:p>
          </table:table-cell>
          <table:table-cell office:value-type="float" office:value="-0.505099965954428" calcext:value-type="float">
            <text:p>-0,505099965954428</text:p>
          </table:table-cell>
        </table:table-row>
        <table:table-row table:style-name="ro1">
          <table:table-cell office:value-type="float" office:value="0.940000000000001" calcext:value-type="float">
            <text:p>0,940000000000001</text:p>
          </table:table-cell>
          <table:table-cell office:value-type="float" office:value="-0.52407111848162" calcext:value-type="float">
            <text:p>-0,52407111848162</text:p>
          </table:table-cell>
        </table:table-row>
        <table:table-row table:style-name="ro1">
          <table:table-cell office:value-type="float" office:value="0.950000000000001" calcext:value-type="float">
            <text:p>0,950000000000001</text:p>
          </table:table-cell>
          <table:table-cell office:value-type="float" office:value="-0.525348704547082" calcext:value-type="float">
            <text:p>-0,525348704547082</text:p>
          </table:table-cell>
        </table:table-row>
        <table:table-row table:style-name="ro1">
          <table:table-cell office:value-type="float" office:value="0.960000000000001" calcext:value-type="float">
            <text:p>0,960000000000001</text:p>
          </table:table-cell>
          <table:table-cell office:value-type="float" office:value="-0.412965121538291" calcext:value-type="float">
            <text:p>-0,412965121538291</text:p>
          </table:table-cell>
        </table:table-row>
        <table:table-row table:style-name="ro1">
          <table:table-cell office:value-type="float" office:value="0.970000000000001" calcext:value-type="float">
            <text:p>0,970000000000001</text:p>
          </table:table-cell>
          <table:table-cell office:value-type="float" office:value="-0.39810059705113" calcext:value-type="float">
            <text:p>-0,39810059705113</text:p>
          </table:table-cell>
        </table:table-row>
        <table:table-row table:style-name="ro1">
          <table:table-cell office:value-type="float" office:value="0.980000000000001" calcext:value-type="float">
            <text:p>0,980000000000001</text:p>
          </table:table-cell>
          <table:table-cell office:value-type="float" office:value="-0.260572155243162" calcext:value-type="float">
            <text:p>-0,260572155243162</text:p>
          </table:table-cell>
        </table:table-row>
        <table:table-row table:style-name="ro1">
          <table:table-cell office:value-type="float" office:value="0.990000000000001" calcext:value-type="float">
            <text:p>0,990000000000001</text:p>
          </table:table-cell>
          <table:table-cell office:value-type="float" office:value="-0.209440042533512" calcext:value-type="float">
            <text:p>-0,209440042533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314490702235975" calcext:value-type="float">
            <text:p>-0,031449070223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16:52:15.8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6:41:35.867000000</meta:creation-date>
    <dc:date>2017-10-08T16:48:42.832000000</dc:date>
    <meta:editing-duration>PT7M8S</meta:editing-duration>
    <meta:editing-cycles>3</meta:editing-cycles>
    <meta:generator>LibreOffice/5.2.3.3$Windows_x86 LibreOffice_project/d54a8868f08a7b39642414cf2c8ef2f228f780cf</meta:generator>
    <meta:document-statistic meta:table-count="2" meta:cell-count="7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8.989cm" xlink:href=".." xlink:type="simple" chart:class="chart:scatter" chart:style-name="ch1">
        <chart:legend chart:legend-position="end" svg:x="14.489cm" svg:y="4.192cm" style:legend-expansion="high" chart:style-name="ch2"/>
        <chart:plot-area chart:style-name="ch3" table:cell-range-address="Sheet1.A2:Sheet1.B102 Sheet1.B1:Sheet1.B1" chart:data-source-has-labels="row" svg:x="0.319cm" svg:y="0.179cm" svg:width="13.851cm" svg:height="8.631cm">
          <chartooo:coordinate-region svg:x="1.184cm" svg:y="0.381cm" svg:width="12.741cm" svg:height="8.2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2" chart:label-cell-address="Sheet1.B1:Sheet1.B1" chart:class="chart:scatter">
            <chart:domain table:cell-range-address="Sheet1.A2:Sheet1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2</svg:desc>
                </draw:g>
              </table:table-cell>
              <table:table-cell office:value-type="float" office:value="-0.0226798032992519">
                <text:p>-0.0226798032992519</text:p>
                <draw:g>
                  <svg:desc>Sheet1.B2:Sheet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136364166521075">
                <text:p>0.136364166521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205794121375692">
                <text:p>0.205794121375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437805869908235">
                <text:p>0.437805869908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374291587131014">
                <text:p>0.374291587131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48155914565448">
                <text:p>0.48155914565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518253425743129">
                <text:p>0.518253425743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58523966077477">
                <text:p>0.458523966077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79475469490707">
                <text:p>0.479475469490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438972054575917">
                <text:p>0.438972054575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440316838266753">
                <text:p>0.440316838266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433617753821967">
                <text:p>0.4336177538219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417738856911583">
                <text:p>0.4177388569115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464712850645528">
                <text:p>0.464712850645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667932097970225">
                <text:p>0.667932097970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628633046118812">
                <text:p>0.628633046118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738996207117309">
                <text:p>0.738996207117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33425783041598">
                <text:p>0.8334257830415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.06309886562558">
                <text:p>1.06309886562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.04051877621124">
                <text:p>1.04051877621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.13830695392388">
                <text:p>1.13830695392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.23166055124729">
                <text:p>1.231660551247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1.17498460157844">
                <text:p>1.17498460157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.11682325150667">
                <text:p>1.11682325150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.11457970448778">
                <text:p>1.11457970448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.05709663218586">
                <text:p>1.05709663218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859125142196713">
                <text:p>0.859125142196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784929548499513">
                <text:p>0.784929548499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801240864240551">
                <text:p>0.8012408642405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747311774798927">
                <text:p>0.747311774798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822747491639643">
                <text:p>0.8227474916396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742508919236358">
                <text:p>0.742508919236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79492837897937">
                <text:p>0.79492837897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79265997719546">
                <text:p>0.792659977195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58956129086315">
                <text:p>0.8589561290863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955664056803117">
                <text:p>0.955664056803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963788579609957">
                <text:p>0.9637885796099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865656558300011">
                <text:p>0.8656565583000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861023500682007">
                <text:p>0.861023500682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731532282459687">
                <text:p>0.7315322824596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657518998359034">
                <text:p>0.657518998359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26183653354895">
                <text:p>0.5261836533548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34302646292507">
                <text:p>0.434302646292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354064749504226">
                <text:p>0.3540647495042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141620858703723">
                <text:p>0.1416208587037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185416575316697">
                <text:p>0.185416575316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626759365953421">
                <text:p>0.00626759365953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773983612660427">
                <text:p>0.0773983612660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-0.0793795396914744">
                <text:p>-0.0793795396914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-0.057895507640162">
                <text:p>-0.0578955076401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-0.0512580545037053">
                <text:p>-0.05125805450370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334687262889497">
                <text:p>0.03346872628894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313194385022895">
                <text:p>0.03131943850228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633815644188662">
                <text:p>0.06338156441886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0625330313090997">
                <text:p>-0.0625330313090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0496002016406388">
                <text:p>-0.0496002016406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282114629497274">
                <text:p>-0.282114629497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337008465730377">
                <text:p>-0.3370084657303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49760087492005">
                <text:p>-0.49760087492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651122835755604">
                <text:p>-0.6511228357556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637416874198418">
                <text:p>-0.6374168741984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739748771251787">
                <text:p>-0.7397487712517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872447003416407">
                <text:p>-0.8724470034164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904302328561076">
                <text:p>-0.9043023285610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991761847569854">
                <text:p>-0.9917618475698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934588293633905">
                <text:p>-0.9345882936339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957688535697402">
                <text:p>-0.9576885356974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832768201491004">
                <text:p>-0.832768201491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791791134322687">
                <text:p>-0.7917911343226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711675117166819">
                <text:p>-0.7116751171668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769272218285664">
                <text:p>-0.7692722182856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718710097502245">
                <text:p>-0.718710097502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803368676123664">
                <text:p>-0.8033686761236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907140193884137">
                <text:p>-0.9071401938841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88386322568549">
                <text:p>-0.883863225685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.06536437418545">
                <text:p>-1.065364374185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1.10736663668891">
                <text:p>-1.107366636688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1.10468512939604">
                <text:p>-1.104685129396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1.11282899493421">
                <text:p>-1.112828994934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-1.12742602978377">
                <text:p>-1.127426029783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1.17031387525202">
                <text:p>-1.170313875252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-1.14612851956655">
                <text:p>-1.14612851956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992509201722348">
                <text:p>-0.992509201722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949711346709363">
                <text:p>-0.9497113467093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76069289657447">
                <text:p>-0.760692896574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-0.685633647782993">
                <text:p>-0.6856336477829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-0.587803743041765">
                <text:p>-0.5878037430417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537193042401565">
                <text:p>-0.537193042401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560246854183186">
                <text:p>-0.5602468541831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-0.436073235534207">
                <text:p>-0.4360732355342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-0.474011246739847">
                <text:p>-0.4740112467398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-0.458927442310725">
                <text:p>-0.458927442310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467965467960303">
                <text:p>-0.4679654679603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-0.580964500802797">
                <text:p>-0.5809645008027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-0.532402263781219">
                <text:p>-0.5324022637812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-0.491711254284178">
                <text:p>-0.4917112542841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-0.520388440204697">
                <text:p>-0.5203884402046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-0.418539439899074">
                <text:p>-0.4185394398990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-0.289388246267945">
                <text:p>-0.2893882462679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-0.146330425691391">
                <text:p>-0.1463304256913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0.0451570387696751">
                <text:p>-0.0451570387696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